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co2" style:family="table-column">
      <style:table-column-properties fo:break-before="auto" style:column-width="2.626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77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number:text-style style:name="N5100" number:language="fr" number:country="FR">
      <number:text-content/>
    </number:text-style>
    <style:style style:name="ce1" style:family="table-cell" style:parent-style-name="Default" style:data-style-name="N30">
      <style:table-cell-properties fo:border-bottom="0.002cm solid #000000" style:text-align-source="fix" style:repeat-content="false" fo:wrap-option="wrap" fo:border-left="0.002cm solid #000000" style:direction="ltr" fo:border-right="none" fo:border-top="0.002cm solid #000000" style:vertical-align="middle"/>
      <style:paragraph-properties fo:text-align="center"/>
      <style:text-properties style:font-name="Verdana" fo:font-size="6pt" fo:hyphenate="true"/>
    </style:style>
    <style:style style:name="ce2" style:family="table-cell" style:parent-style-name="Default" style:data-style-name="N30">
      <style:table-cell-properties fo:border-bottom="none" style:text-align-source="fix" style:repeat-content="false" fo:wrap-option="wrap" fo:border-left="0.002cm solid #000000" style:direction="ltr" fo:border-right="none" fo:border-top="none" style:vertical-align="middle"/>
      <style:paragraph-properties fo:text-align="center"/>
      <style:text-properties style:font-name="Verdana" fo:font-size="6pt" fo:hyphenate="true"/>
    </style:style>
    <style:style style:name="ce3" style:family="table-cell" style:parent-style-name="Default" style:data-style-name="N110">
      <style:table-cell-properties fo:border-bottom="0.002cm solid #000000" style:text-align-source="fix" style:repeat-content="false" fo:wrap-option="wrap" fo:border-left="none" style:direction="ltr" fo:border-right="none" fo:border-top="0.002cm solid #000000" style:vertical-align="middle"/>
      <style:paragraph-properties fo:text-align="center"/>
      <style:text-properties style:font-name="Verdana" fo:font-size="6pt" fo:hyphenate="true"/>
    </style:style>
    <style:style style:name="ce4" style:family="table-cell" style:parent-style-name="Default" style:data-style-name="N110">
      <style:table-cell-properties fo:background-color="#e6e6ff" style:text-align-source="fix" style:repeat-content="false" fo:wrap-option="wrap" style:direction="ltr" style:vertical-align="middle"/>
      <style:paragraph-properties fo:text-align="center"/>
      <style:text-properties style:font-name="Verdana" fo:font-size="6pt" fo:hyphenate="true"/>
    </style:style>
    <style:style style:name="ce5" style:family="table-cell" style:parent-style-name="Default" style:data-style-name="N110">
      <style:table-cell-properties style:text-align-source="fix" style:repeat-content="false" fo:wrap-option="wrap" style:direction="ltr" style:vertical-align="middle"/>
      <style:paragraph-properties fo:text-align="center"/>
      <style:text-properties style:font-name="Verdana" fo:font-size="6pt" fo:hyphenate="true"/>
    </style:style>
    <style:style style:name="ce6" style:family="table-cell" style:parent-style-name="Default" style:data-style-name="N109">
      <style:table-cell-properties fo:border-bottom="0.002cm solid #000000" style:text-align-source="fix" style:repeat-content="false" fo:wrap-option="wrap" fo:border-left="none" style:direction="ltr" fo:border-right="0.002cm solid #000000" fo:border-top="0.002cm solid #000000" style:vertical-align="middle"/>
      <style:paragraph-properties fo:text-align="center"/>
      <style:text-properties style:font-name="Verdana" fo:font-size="6pt" fo:hyphenate="true"/>
    </style:style>
    <style:style style:name="ce7" style:family="table-cell" style:parent-style-name="Default" style:data-style-name="N109">
      <style:table-cell-properties fo:border-bottom="none" fo:background-color="#e6e6ff" style:text-align-source="fix" style:repeat-content="false" fo:wrap-option="wrap" fo:border-left="none" style:direction="ltr" fo:border-right="0.002cm solid #000000" fo:border-top="none" style:vertical-align="middle"/>
      <style:paragraph-properties fo:text-align="center"/>
      <style:text-properties style:font-name="Verdana" fo:font-size="6pt" fo:hyphenate="true"/>
    </style:style>
    <style:style style:name="ce8" style:family="table-cell" style:parent-style-name="Default" style:data-style-name="N109">
      <style:table-cell-properties fo:border-bottom="none" style:text-align-source="fix" style:repeat-content="false" fo:wrap-option="wrap" fo:border-left="none" style:direction="ltr" fo:border-right="0.002cm solid #000000" fo:border-top="none" style:vertical-align="middle"/>
      <style:paragraph-properties fo:text-align="center"/>
      <style:text-properties style:font-name="Verdana" fo:font-size="6pt" fo:hyphenate="true"/>
    </style:style>
    <style:style style:name="ce9" style:family="table-cell" style:parent-style-name="Default" style:data-style-name="N109">
      <style:table-cell-properties fo:border-bottom="0.002cm solid #000000" style:text-align-source="fix" style:repeat-content="false" fo:wrap-option="wrap" fo:border-left="none" style:direction="ltr" fo:border-right="none" fo:border-top="0.002cm solid #000000" style:vertical-align="middle"/>
      <style:paragraph-properties fo:text-align="center" fo:margin-left="0cm"/>
      <style:text-properties style:font-name="Verdana" fo:font-size="6pt" fo:hyphenate="true"/>
    </style:style>
    <style:style style:name="ce10" style:family="table-cell" style:parent-style-name="Default" style:data-style-name="N109">
      <style:table-cell-properties style:text-align-source="fix" style:repeat-content="false" fo:wrap-option="wrap" style:direction="ltr" style:vertical-align="middle"/>
      <style:paragraph-properties fo:text-align="center" fo:margin-left="0cm"/>
      <style:text-properties style:font-name="Verdana" fo:font-size="6pt" fo:hyphenate="true"/>
    </style:style>
    <style:style style:name="ce11" style:family="table-cell" style:parent-style-name="Default" style:data-style-name="N5100">
      <style:table-cell-properties style:text-align-source="fix" style:repeat-content="false" fo:wrap-option="wrap" style:direction="ltr" style:vertical-align="middle"/>
      <style:paragraph-properties fo:text-align="center" fo:margin-left="0cm"/>
      <style:text-properties style:font-name="Verdana" fo:font-size="6pt" fo:hyphenate="true"/>
    </style:style>
    <style:style style:name="ce12" style:family="table-cell" style:parent-style-name="Default" style:data-style-name="N109">
      <style:table-cell-properties fo:background-color="#ff6633" style:text-align-source="fix" style:repeat-content="false" fo:wrap-option="wrap" style:direction="ltr" style:vertical-align="middle"/>
      <style:paragraph-properties fo:text-align="center" fo:margin-left="0cm"/>
      <style:text-properties style:font-name="Verdana" fo:font-size="6pt" fo:hyphenate="true"/>
    </style:style>
    <style:style style:name="ce13" style:family="table-cell" style:parent-style-name="Default" style:data-style-name="N100">
      <style:table-cell-properties style:text-align-source="fix" style:repeat-content="false" fo:wrap-option="wrap" fo:border="0.002cm solid #000000" style:direction="ltr" style:vertical-align="middle"/>
      <style:paragraph-properties fo:text-align="center" fo:margin-left="0cm"/>
      <style:text-properties style:font-name="Verdana" fo:font-size="6pt" fo:hyphenate="true"/>
    </style:style>
    <style:style style:name="ce14" style:family="table-cell" style:parent-style-name="Default" style:data-style-name="N100">
      <style:table-cell-properties fo:border-bottom="none" fo:background-color="#ffff99" style:text-align-source="fix" style:repeat-content="false" fo:wrap-option="wrap" fo:border-left="0.002cm solid #000000" style:direction="ltr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Verdana" fo:font-size="6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fr" style:country-asian="FR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fo:hyphenate="true"/>
    </style:style>
    <style:style style:name="ce15" style:family="table-cell" style:parent-style-name="Default" style:data-style-name="N100">
      <style:table-cell-properties fo:border-bottom="none" fo:background-color="#eb613d" style:text-align-source="fix" style:repeat-content="false" fo:wrap-option="wrap" fo:border-left="0.002cm solid #000000" style:direction="ltr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Verdana" fo:font-size="6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fr" style:country-asian="FR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fo:hyphenate="true"/>
    </style:style>
    <style:style style:name="ce16" style:family="table-cell" style:parent-style-name="Default" style:data-style-name="N100">
      <style:table-cell-properties fo:border-bottom="none" fo:background-color="#eb613d" style:text-align-source="fix" style:repeat-content="false" fo:wrap-option="wrap" fo:border-left="0.002cm solid #000000" style:direction="ltr" fo:border-right="none" fo:border-top="none" style:vertical-align="middle"/>
      <style:paragraph-properties fo:text-align="center" fo:margin-left="0cm"/>
      <style:text-properties style:font-name="Verdana" fo:font-size="6pt" fo:hyphenate="true"/>
    </style:style>
    <style:style style:name="ce17" style:family="table-cell" style:parent-style-name="Default" style:data-style-name="N100">
      <style:table-cell-properties fo:border-bottom="none" style:text-align-source="fix" style:repeat-content="false" fo:wrap-option="wrap" fo:border-left="0.002cm solid #000000" style:direction="ltr" fo:border-right="none" fo:border-top="none" style:vertical-align="middle"/>
      <style:paragraph-properties fo:text-align="center" fo:margin-left="0cm"/>
      <style:text-properties style:font-name="Verdana" fo:font-size="6pt" fo:hyphenate="true"/>
    </style:style>
    <style:style style:name="ce18" style:family="table-cell" style:parent-style-name="Default" style:data-style-name="N0">
      <style:table-cell-properties fo:border-bottom="none" fo:background-color="#ccffff" style:cell-protect="none" style:print-content="true" style:text-align-source="fix" style:repeat-content="false" fo:wrap-option="wrap" fo:border-left="0.002cm solid #000000" style:direction="ltr" fo:border-right="none" fo:border-top="none" style:vertical-align="middle"/>
      <style:paragraph-properties fo:text-align="center" fo:margin-left="0cm"/>
      <style:text-properties style:font-name="Verdana" fo:font-size="6pt" fo:hyphenate="true"/>
    </style:style>
    <style:style style:name="ce19" style:family="table-cell" style:parent-style-name="Default" style:data-style-name="N100">
      <style:table-cell-properties fo:border-bottom="0.002cm solid #000000" style:text-align-source="fix" style:repeat-content="false" fo:wrap-option="wrap" fo:border-left="none" style:direction="ltr" fo:border-right="none" fo:border-top="0.002cm solid #000000" style:vertical-align="middle"/>
      <style:paragraph-properties fo:text-align="center" fo:margin-left="0cm"/>
      <style:text-properties style:font-name="Verdana" fo:font-size="6pt" fo:hyphenate="true"/>
    </style:style>
    <style:style style:name="ce20" style:family="table-cell" style:parent-style-name="Default" style:data-style-name="N100">
      <style:table-cell-properties fo:background-color="#eb613d" style:text-align-source="fix" style:repeat-content="false" fo:wrap-option="wrap" fo:border="none" style:direction="ltr" style:vertical-align="middle"/>
      <style:paragraph-properties fo:text-align="center" fo:margin-left="0cm"/>
      <style:text-properties style:use-window-font-color="true" style:text-outline="false" style:text-line-through-style="none" style:font-name="Verdana" fo:font-size="6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fr" style:country-asian="FR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fo:hyphenate="true"/>
    </style:style>
    <style:style style:name="ce21" style:family="table-cell" style:parent-style-name="Default" style:data-style-name="N100">
      <style:table-cell-properties fo:background-color="#eb613d" style:text-align-source="fix" style:repeat-content="false" fo:wrap-option="wrap" style:direction="ltr" style:vertical-align="middle"/>
      <style:paragraph-properties fo:text-align="center" fo:margin-left="0cm"/>
      <style:text-properties style:font-name="Verdana" fo:font-size="6pt" fo:hyphenate="true"/>
    </style:style>
    <style:style style:name="ce22" style:family="table-cell" style:parent-style-name="Default" style:data-style-name="N100">
      <style:table-cell-properties style:text-align-source="fix" style:repeat-content="false" fo:wrap-option="wrap" style:direction="ltr" style:vertical-align="middle"/>
      <style:paragraph-properties fo:text-align="center" fo:margin-left="0cm"/>
      <style:text-properties style:font-name="Verdana" fo:font-size="6pt" fo:hyphenate="true"/>
    </style:style>
    <style:style style:name="ce23" style:family="table-cell" style:parent-style-name="Default" style:data-style-name="N100">
      <style:table-cell-properties fo:background-color="#ffff99" style:text-align-source="fix" style:repeat-content="false" fo:wrap-option="wrap" style:direction="ltr" style:vertical-align="middle"/>
      <style:paragraph-properties fo:text-align="center" fo:margin-left="0cm"/>
      <style:text-properties style:font-name="Verdana" fo:font-size="6pt" fo:hyphenate="true"/>
    </style:style>
    <style:style style:name="ce24" style:family="table-cell" style:parent-style-name="Default" style:data-style-name="N100">
      <style:table-cell-properties fo:border-bottom="0.002cm solid #000000" style:text-align-source="fix" style:repeat-content="false" fo:wrap-option="wrap" fo:border-left="none" style:direction="ltr" fo:border-right="0.002cm solid #000000" fo:border-top="0.002cm solid #000000" style:vertical-align="middle"/>
      <style:paragraph-properties fo:text-align="center" fo:margin-left="0cm"/>
      <style:text-properties style:font-name="Verdana" fo:font-size="6pt" fo:hyphenate="true"/>
    </style:style>
    <style:style style:name="ce25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002cm solid #000000" fo:border-top="none" style:vertical-align="middle"/>
      <style:paragraph-properties fo:text-align="center" fo:margin-left="0cm"/>
      <style:text-properties style:font-name="Verdana" fo:font-size="6pt" fo:hyphenate="true"/>
    </style:style>
    <style:style style:name="ce26" style:family="table-cell" style:parent-style-name="Default" style:data-style-name="N100">
      <style:table-cell-properties fo:border-bottom="none" fo:background-color="#ffff99" style:text-align-source="fix" style:repeat-content="false" fo:wrap-option="wrap" fo:border-left="0.002cm solid #000000" style:direction="ltr" fo:border-right="none" fo:border-top="none" style:vertical-align="middle"/>
      <style:paragraph-properties fo:text-align="center" fo:margin-left="0cm"/>
      <style:text-properties style:font-name="Verdana" fo:font-size="6pt" fo:hyphenate="true"/>
    </style:style>
    <style:style style:name="ce27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002cm solid #000000" style:direction="ltr" fo:border-right="none" fo:border-top="none" style:vertical-align="middle"/>
      <style:paragraph-properties fo:text-align="center" fo:margin-left="0cm"/>
      <style:text-properties style:font-name="Verdana" fo:font-size="6pt" fo:hyphenate="true"/>
    </style:style>
    <style:style style:name="ce28" style:family="table-cell" style:parent-style-name="Default" style:data-style-name="N100">
      <style:table-cell-properties fo:background-color="#ff6633" style:text-align-source="fix" style:repeat-content="false" fo:wrap-option="wrap" style:direction="ltr" style:vertical-align="middle"/>
      <style:paragraph-properties fo:text-align="center" fo:margin-left="0cm"/>
      <style:text-properties style:font-name="Verdana" fo:font-size="6pt" fo:hyphenate="true"/>
    </style:style>
    <style:style style:name="ce29" style:family="table-cell" style:parent-style-name="Default" style:data-style-name="N100">
      <style:table-cell-properties fo:border-bottom="none" fo:background-color="#ccffff" style:text-align-source="fix" style:repeat-content="false" fo:wrap-option="wrap" fo:border-left="0.002cm solid #000000" style:direction="ltr" fo:border-right="none" fo:border-top="none" style:vertical-align="middle"/>
      <style:paragraph-properties fo:text-align="center" fo:margin-left="0cm"/>
      <style:text-properties style:font-name="Verdana" fo:font-size="6pt" fo:hyphenate="true"/>
    </style:style>
    <style:style style:name="ce30" style:family="table-cell" style:parent-style-name="Default" style:data-style-name="N100">
      <style:table-cell-properties fo:border-bottom="none" fo:background-color="#ffff99" style:text-align-source="fix" style:repeat-content="false" fo:wrap-option="wrap" fo:border-left="0.002cm solid #000000" style:direction="ltr" fo:border-right="none" fo:border-top="none" style:vertical-align="middle"/>
      <style:paragraph-properties fo:text-align="center" fo:margin-left="0cm"/>
      <style:text-properties fo:color="#000000" style:font-name="Tahoma" fo:font-size="4.69999980926514pt" fo:language="fr" fo:country="FR" style:font-name-asian="Tahoma" style:font-size-asian="4.69999980926514pt" style:language-asian="fr" style:country-asian="FR" style:font-name-complex="Tahoma" style:font-size-complex="4.69999980926514pt" style:language-complex="fr" style:country-complex="FR" fo:hyphenate="true"/>
    </style:style>
    <style:style style:name="ce31" style:family="table-cell" style:parent-style-name="Default" style:data-style-name="N100">
      <style:table-cell-properties style:text-align-source="fix" style:repeat-content="false" fo:background-color="transparent" fo:wrap-option="wrap" style:direction="ltr" style:vertical-align="middle"/>
      <style:paragraph-properties fo:text-align="center" fo:margin-left="0cm"/>
      <style:text-properties style:font-name="Verdana" fo:font-size="6pt" fo:hyphenate="true"/>
    </style:style>
    <style:style style:name="ce32" style:family="table-cell" style:parent-style-name="Default" style:data-style-name="N100">
      <style:table-cell-properties fo:background-color="#ff6633" style:text-align-source="fix" style:repeat-content="false" fo:wrap-option="wrap" style:direction="ltr" style:vertical-align="middle"/>
      <style:paragraph-properties fo:text-align="center" fo:margin-left="0cm"/>
      <style:text-properties style:use-window-font-color="true" style:font-name="Verdana" fo:font-size="6pt" fo:hyphenate="true"/>
    </style:style>
    <style:style style:name="ce33" style:family="table-cell" style:parent-style-name="Default" style:data-style-name="N100">
      <style:table-cell-properties fo:background-color="#ccffff" style:text-align-source="fix" style:repeat-content="false" fo:wrap-option="wrap" style:direction="ltr" style:vertical-align="middle"/>
      <style:paragraph-properties fo:text-align="center" fo:margin-left="0cm"/>
      <style:text-properties style:font-name="Verdana" fo:font-size="6pt" fo:hyphenate="true"/>
    </style:style>
    <style:style style:name="ce34" style:family="table-cell" style:parent-style-name="Default" style:data-style-name="N100">
      <style:table-cell-properties fo:border-bottom="none" fo:background-color="#ffff99" style:text-align-source="fix" style:repeat-content="false" fo:wrap-option="wrap" fo:border-left="none" style:direction="ltr" fo:border-right="0.002cm solid #000000" fo:border-top="none" style:vertical-align="middle"/>
      <style:paragraph-properties fo:text-align="center" fo:margin-left="0cm"/>
      <style:text-properties style:font-name="Verdana" fo:font-size="6pt" fo:hyphenate="true"/>
    </style:style>
    <style:style style:name="ce35" style:family="table-cell" style:parent-style-name="Default" style:data-style-name="N100">
      <style:table-cell-properties fo:border-bottom="none" style:text-align-source="fix" style:repeat-content="false" fo:wrap-option="wrap" fo:border-left="0.002cm solid #000000" style:direction="ltr" fo:border-right="none" fo:border-top="none" style:vertical-align="middle"/>
      <style:paragraph-properties fo:text-align="center" fo:margin-left="0cm"/>
      <style:text-properties style:font-name="Verdana" fo:font-size="6pt" style:text-underline-style="solid" style:text-underline-width="auto" style:text-underline-color="font-color" fo:hyphenate="true"/>
    </style:style>
    <style:style style:name="ce36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 fo:margin-left="0cm"/>
      <style:text-properties style:font-name="Verdana" fo:font-size="6pt" fo:hyphenate="true"/>
    </style:style>
    <style:style style:name="ce37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/>
      <style:text-properties style:font-name="Verdana" fo:font-size="6pt" fo:hyphenate="true"/>
    </style:style>
  </office:automatic-styles>
  <office:body>
    <office:spreadsheet>
      <table:table table:name="Feuille1" table:style-name="ta1" table:print-ranges="Feuille1.A1:Feuille1.AN235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default-cell-style-name="ce10"/>
        <table:table-column table:style-name="co5" table:default-cell-style-name="ce17"/>
        <table:table-column table:style-name="co5" table:number-columns-repeated="4" table:default-cell-style-name="ce22"/>
        <table:table-column table:style-name="co5" table:default-cell-style-name="ce25"/>
        <table:table-column table:style-name="co5" table:default-cell-style-name="ce17"/>
        <table:table-column table:style-name="co5" table:number-columns-repeated="4" table:default-cell-style-name="ce22"/>
        <table:table-column table:style-name="co5" table:default-cell-style-name="ce25"/>
        <table:table-column table:style-name="co5" table:default-cell-style-name="ce17"/>
        <table:table-column table:style-name="co5" table:number-columns-repeated="4" table:default-cell-style-name="ce22"/>
        <table:table-column table:style-name="co5" table:default-cell-style-name="ce25"/>
        <table:table-column table:style-name="co5" table:default-cell-style-name="ce17"/>
        <table:table-column table:style-name="co5" table:number-columns-repeated="4" table:default-cell-style-name="ce22"/>
        <table:table-column table:style-name="co5" table:default-cell-style-name="ce25"/>
        <table:table-column table:style-name="co5" table:number-columns-repeated="6" table:default-cell-style-name="ce22"/>
        <table:table-column table:style-name="co5" table:default-cell-style-name="ce17"/>
        <table:table-column table:style-name="co5" table:number-columns-repeated="4" table:default-cell-style-name="ce22"/>
        <table:table-column table:style-name="co5" table:default-cell-style-name="ce25"/>
        <table:table-column table:style-name="co6" table:number-columns-repeated="8" table:default-cell-style-name="ce22"/>
        <table:table-column table:style-name="co7" table:default-cell-style-name="ce22"/>
        <table:table-column table:style-name="co7" table:number-columns-repeated="9" table:default-cell-style-name="ce36"/>
        <table:table-column table:style-name="co7" table:number-columns-repeated="198" table:default-cell-style-name="ce37"/>
        <table:table-row table:style-name="ro1">
          <table:table-cell table:style-name="ce1"/>
          <table:table-cell table:style-name="ce3"/>
          <table:table-cell table:style-name="ce6"/>
          <table:table-cell table:style-name="ce9" office:value-type="string">
            <text:p>Événements</text:p>
          </table:table-cell>
          <table:table-cell table:style-name="ce13" office:value-type="string" table:number-columns-spanned="6" table:number-rows-spanned="1">
            <text:p>Simulation</text:p>
          </table:table-cell>
          <table:covered-table-cell table:number-columns-repeated="4" table:style-name="ce19"/>
          <table:covered-table-cell table:style-name="ce24"/>
          <table:table-cell table:style-name="ce13" office:value-type="string" table:number-columns-spanned="6" table:number-rows-spanned="1">
            <text:p>PIR Bras</text:p>
          </table:table-cell>
          <table:covered-table-cell table:number-columns-repeated="4" table:style-name="ce19"/>
          <table:covered-table-cell table:style-name="ce24"/>
          <table:table-cell table:style-name="ce13" office:value-type="string" table:number-columns-spanned="6" table:number-rows-spanned="1">
            <text:p>Électronique</text:p>
          </table:table-cell>
          <table:covered-table-cell table:number-columns-repeated="4" table:style-name="ce19"/>
          <table:covered-table-cell table:style-name="ce24"/>
          <table:table-cell table:style-name="ce13" office:value-type="string" table:number-columns-spanned="6" table:number-rows-spanned="1">
            <text:p>Station sol</text:p>
          </table:table-cell>
          <table:covered-table-cell table:number-columns-repeated="4" table:style-name="ce19"/>
          <table:covered-table-cell table:style-name="ce24"/>
          <table:table-cell table:style-name="ce19" office:value-type="string" table:number-columns-spanned="6" table:number-rows-spanned="1">
            <text:p>Mécanique</text:p>
          </table:table-cell>
          <table:covered-table-cell table:number-columns-repeated="5" table:style-name="ce19"/>
          <table:table-cell table:style-name="ce13" office:value-type="string" table:number-columns-spanned="6" table:number-rows-spanned="1">
            <text:p>Idées</text:p>
          </table:table-cell>
          <table:covered-table-cell table:number-columns-repeated="4" table:style-name="ce19"/>
          <table:covered-table-cell table:style-name="ce24"/>
          <table:table-cell table:number-columns-repeated="216"/>
        </table:table-row>
        <table:table-row table:style-name="ro2">
          <table:table-cell office:value-type="date" office:date-value="2007-03-01">
            <text:p>01/03/2007</text:p>
          </table:table-cell>
          <table:table-cell table:style-name="ce4" table:formula="oooc:=[.A2]" office:value-type="date" office:date-value="2007-03-01">
            <text:p>mars 2007</text:p>
          </table:table-cell>
          <table:table-cell table:style-name="ce7" table:formula="oooc:=[.A2]" office:value-type="date" office:date-value="2007-03-01">
            <text:p>jeudi </text:p>
          </table:table-cell>
          <table:table-cell/>
          <table:table-cell table:style-name="ce14" office:value-type="string" table:number-columns-spanned="3" table:number-rows-spanned="38">
            <text:p>Collecte informations et données précises</text:p>
          </table:table-cell>
          <table:covered-table-cell table:number-columns-repeated="2" table:style-name="ce20"/>
          <table:table-cell table:number-columns-repeated="3"/>
          <table:table-cell table:style-name="ce26" office:value-type="string" table:number-columns-spanned="3" table:number-rows-spanned="96">
            <text:p>PIR Bras</text:p>
          </table:table-cell>
          <table:covered-table-cell table:number-columns-repeated="2"/>
          <table:table-cell table:number-columns-repeated="3"/>
          <table:table-cell table:style-name="ce26" office:value-type="string" table:number-columns-spanned="3" table:number-rows-spanned="38">
            <text:p>Collecte informations, rencontre avec spécialistes</text:p>
          </table:table-cell>
          <table:covered-table-cell table:number-columns-repeated="2"/>
          <table:table-cell table:number-columns-repeated="9"/>
          <table:table-cell table:style-name="ce23" office:value-type="string" table:number-columns-spanned="3" table:number-rows-spanned="62">
            <text:p>Réflexion et études</text:p>
          </table:table-cell>
          <table:covered-table-cell table:number-columns-repeated="2"/>
          <table:table-cell table:number-columns-repeated="3"/>
          <table:table-cell table:style-name="ce26" office:value-type="string" table:number-columns-spanned="3" table:number-rows-spanned="71">
            <text:p>Réflexion et études des idées pratiques imaginées</text:p>
          </table:table-cell>
          <table:covered-table-cell table:number-columns-repeated="2"/>
          <table:table-cell table:number-columns-repeated="219"/>
        </table:table-row>
        <table:table-row table:style-name="ro2">
          <table:table-cell office:value-type="date" office:date-value="2007-03-02">
            <text:p>02/03/2007</text:p>
          </table:table-cell>
          <table:table-cell table:style-name="ce4" table:formula="oooc:=[.A3]" office:value-type="date" office:date-value="2007-03-02">
            <text:p>mars 2007</text:p>
          </table:table-cell>
          <table:table-cell table:style-name="ce7" table:formula="oooc:=[.A3]" office:value-type="date" office:date-value="2007-03-02">
            <text:p>vendredi </text:p>
          </table:table-cell>
          <table:table-cell/>
          <table:covered-table-cell table:style-name="ce15"/>
          <table:covered-table-cell table:number-columns-repeated="2" table:style-name="ce20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03">
            <text:p>03/03/2007</text:p>
          </table:table-cell>
          <table:table-cell table:style-name="ce4" table:formula="oooc:=[.A4]" office:value-type="date" office:date-value="2007-03-03">
            <text:p>mars 2007</text:p>
          </table:table-cell>
          <table:table-cell table:style-name="ce7" table:formula="oooc:=[.A4]" office:value-type="date" office:date-value="2007-03-03">
            <text:p>samedi </text:p>
          </table:table-cell>
          <table:table-cell/>
          <table:covered-table-cell table:style-name="ce15"/>
          <table:covered-table-cell table:number-columns-repeated="2" table:style-name="ce20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04">
            <text:p>04/03/2007</text:p>
          </table:table-cell>
          <table:table-cell table:style-name="ce4" table:formula="oooc:=[.A5]" office:value-type="date" office:date-value="2007-03-04">
            <text:p>mars 2007</text:p>
          </table:table-cell>
          <table:table-cell table:style-name="ce7" table:formula="oooc:=[.A5]" office:value-type="date" office:date-value="2007-03-04">
            <text:p>dimanche </text:p>
          </table:table-cell>
          <table:table-cell/>
          <table:covered-table-cell table:style-name="ce15"/>
          <table:covered-table-cell table:number-columns-repeated="2" table:style-name="ce20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05">
            <text:p>05/03/2007</text:p>
          </table:table-cell>
          <table:table-cell table:style-name="ce4" table:formula="oooc:=[.A6]" office:value-type="date" office:date-value="2007-03-05">
            <text:p>mars 2007</text:p>
          </table:table-cell>
          <table:table-cell table:formula="oooc:=[.A6]" office:value-type="date" office:date-value="2007-03-05">
            <text:p>lundi </text:p>
          </table:table-cell>
          <table:table-cell/>
          <table:covered-table-cell table:style-name="ce15"/>
          <table:covered-table-cell table:number-columns-repeated="2" table:style-name="ce20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06">
            <text:p>06/03/2007</text:p>
          </table:table-cell>
          <table:table-cell table:style-name="ce4" table:formula="oooc:=[.A7]" office:value-type="date" office:date-value="2007-03-06">
            <text:p>mars 2007</text:p>
          </table:table-cell>
          <table:table-cell table:formula="oooc:=[.A7]" office:value-type="date" office:date-value="2007-03-06">
            <text:p>mardi </text:p>
          </table:table-cell>
          <table:table-cell/>
          <table:covered-table-cell table:style-name="ce16"/>
          <table:covered-table-cell table:number-columns-repeated="2" table:style-name="ce21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07">
            <text:p>07/03/2007</text:p>
          </table:table-cell>
          <table:table-cell table:style-name="ce4" table:formula="oooc:=[.A8]" office:value-type="date" office:date-value="2007-03-07">
            <text:p>mars 2007</text:p>
          </table:table-cell>
          <table:table-cell table:formula="oooc:=[.A8]" office:value-type="date" office:date-value="2007-03-07">
            <text:p>mercredi </text:p>
          </table:table-cell>
          <table:table-cell/>
          <table:covered-table-cell table:style-name="ce16"/>
          <table:covered-table-cell table:number-columns-repeated="2" table:style-name="ce21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08">
            <text:p>08/03/2007</text:p>
          </table:table-cell>
          <table:table-cell table:style-name="ce4" table:formula="oooc:=[.A9]" office:value-type="date" office:date-value="2007-03-08">
            <text:p>mars 2007</text:p>
          </table:table-cell>
          <table:table-cell table:formula="oooc:=[.A9]" office:value-type="date" office:date-value="2007-03-08">
            <text:p>jeudi </text:p>
          </table:table-cell>
          <table:table-cell/>
          <table:covered-table-cell table:style-name="ce16"/>
          <table:covered-table-cell table:number-columns-repeated="2" table:style-name="ce21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09">
            <text:p>09/03/2007</text:p>
          </table:table-cell>
          <table:table-cell table:style-name="ce4" table:formula="oooc:=[.A10]" office:value-type="date" office:date-value="2007-03-09">
            <text:p>mars 2007</text:p>
          </table:table-cell>
          <table:table-cell table:formula="oooc:=[.A10]" office:value-type="date" office:date-value="2007-03-09">
            <text:p>vendredi </text:p>
          </table:table-cell>
          <table:table-cell/>
          <table:covered-table-cell table:style-name="ce16"/>
          <table:covered-table-cell table:number-columns-repeated="2" table:style-name="ce21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10">
            <text:p>10/03/2007</text:p>
          </table:table-cell>
          <table:table-cell table:style-name="ce4" table:formula="oooc:=[.A11]" office:value-type="date" office:date-value="2007-03-10">
            <text:p>mars 2007</text:p>
          </table:table-cell>
          <table:table-cell table:formula="oooc:=[.A11]" office:value-type="date" office:date-value="2007-03-10">
            <text:p>samedi </text:p>
          </table:table-cell>
          <table:table-cell/>
          <table:covered-table-cell table:style-name="ce16"/>
          <table:covered-table-cell table:number-columns-repeated="2" table:style-name="ce21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11">
            <text:p>11/03/2007</text:p>
          </table:table-cell>
          <table:table-cell table:style-name="ce4" table:formula="oooc:=[.A12]" office:value-type="date" office:date-value="2007-03-11">
            <text:p>mars 2007</text:p>
          </table:table-cell>
          <table:table-cell table:formula="oooc:=[.A12]" office:value-type="date" office:date-value="2007-03-11">
            <text:p>dimanche </text:p>
          </table:table-cell>
          <table:table-cell/>
          <table:covered-table-cell table:style-name="ce16"/>
          <table:covered-table-cell table:number-columns-repeated="2" table:style-name="ce21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12">
            <text:p>12/03/2007</text:p>
          </table:table-cell>
          <table:table-cell table:style-name="ce4" table:formula="oooc:=[.A13]" office:value-type="date" office:date-value="2007-03-12">
            <text:p>mars 2007</text:p>
          </table:table-cell>
          <table:table-cell table:style-name="ce7" table:formula="oooc:=[.A13]" office:value-type="date" office:date-value="2007-03-12">
            <text:p>lundi </text:p>
          </table:table-cell>
          <table:table-cell/>
          <table:covered-table-cell table:style-name="ce16"/>
          <table:covered-table-cell table:number-columns-repeated="2" table:style-name="ce21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13">
            <text:p>13/03/2007</text:p>
          </table:table-cell>
          <table:table-cell table:style-name="ce4" table:formula="oooc:=[.A14]" office:value-type="date" office:date-value="2007-03-13">
            <text:p>mars 2007</text:p>
          </table:table-cell>
          <table:table-cell table:style-name="ce7" table:formula="oooc:=[.A14]" office:value-type="date" office:date-value="2007-03-13">
            <text:p>mardi </text:p>
          </table:table-cell>
          <table:table-cell/>
          <table:covered-table-cell table:style-name="ce16"/>
          <table:covered-table-cell table:number-columns-repeated="2" table:style-name="ce21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14">
            <text:p>14/03/2007</text:p>
          </table:table-cell>
          <table:table-cell table:style-name="ce4" table:formula="oooc:=[.A15]" office:value-type="date" office:date-value="2007-03-14">
            <text:p>mars 2007</text:p>
          </table:table-cell>
          <table:table-cell table:style-name="ce7" table:formula="oooc:=[.A15]" office:value-type="date" office:date-value="2007-03-14">
            <text:p>mercredi </text:p>
          </table:table-cell>
          <table:table-cell/>
          <table:covered-table-cell table:style-name="ce16"/>
          <table:covered-table-cell table:number-columns-repeated="2" table:style-name="ce21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15">
            <text:p>15/03/2007</text:p>
          </table:table-cell>
          <table:table-cell table:style-name="ce4" table:formula="oooc:=[.A16]" office:value-type="date" office:date-value="2007-03-15">
            <text:p>mars 2007</text:p>
          </table:table-cell>
          <table:table-cell table:style-name="ce7" table:formula="oooc:=[.A16]" office:value-type="date" office:date-value="2007-03-15">
            <text:p>jeudi </text:p>
          </table:table-cell>
          <table:table-cell/>
          <table:covered-table-cell table:style-name="ce16"/>
          <table:covered-table-cell table:number-columns-repeated="2" table:style-name="ce21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16">
            <text:p>16/03/2007</text:p>
          </table:table-cell>
          <table:table-cell table:style-name="ce4" table:formula="oooc:=[.A17]" office:value-type="date" office:date-value="2007-03-16">
            <text:p>mars 2007</text:p>
          </table:table-cell>
          <table:table-cell table:style-name="ce7" table:formula="oooc:=[.A17]" office:value-type="date" office:date-value="2007-03-16">
            <text:p>vendredi </text:p>
          </table:table-cell>
          <table:table-cell/>
          <table:covered-table-cell table:style-name="ce16"/>
          <table:covered-table-cell table:number-columns-repeated="2" table:style-name="ce21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17">
            <text:p>17/03/2007</text:p>
          </table:table-cell>
          <table:table-cell table:style-name="ce4" table:formula="oooc:=[.A18]" office:value-type="date" office:date-value="2007-03-17">
            <text:p>mars 2007</text:p>
          </table:table-cell>
          <table:table-cell table:style-name="ce7" table:formula="oooc:=[.A18]" office:value-type="date" office:date-value="2007-03-17">
            <text:p>samedi </text:p>
          </table:table-cell>
          <table:table-cell/>
          <table:covered-table-cell table:style-name="ce16"/>
          <table:covered-table-cell table:number-columns-repeated="2" table:style-name="ce21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style-name="ce35"/>
          <table:covered-table-cell table:number-columns-repeated="2"/>
          <table:table-cell table:number-columns-repeated="219"/>
        </table:table-row>
        <table:table-row table:style-name="ro2">
          <table:table-cell office:value-type="date" office:date-value="2007-03-18">
            <text:p>18/03/2007</text:p>
          </table:table-cell>
          <table:table-cell table:style-name="ce4" table:formula="oooc:=[.A19]" office:value-type="date" office:date-value="2007-03-18">
            <text:p>mars 2007</text:p>
          </table:table-cell>
          <table:table-cell table:style-name="ce7" table:formula="oooc:=[.A19]" office:value-type="date" office:date-value="2007-03-18">
            <text:p>dimanche </text:p>
          </table:table-cell>
          <table:table-cell/>
          <table:covered-table-cell table:style-name="ce16"/>
          <table:covered-table-cell table:number-columns-repeated="2" table:style-name="ce21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19">
            <text:p>19/03/2007</text:p>
          </table:table-cell>
          <table:table-cell table:style-name="ce4" table:formula="oooc:=[.A20]" office:value-type="date" office:date-value="2007-03-19">
            <text:p>mars 2007</text:p>
          </table:table-cell>
          <table:table-cell table:formula="oooc:=[.A20]" office:value-type="date" office:date-value="2007-03-19">
            <text:p>lundi </text:p>
          </table:table-cell>
          <table:table-cell/>
          <table:covered-table-cell table:style-name="ce16"/>
          <table:covered-table-cell table:number-columns-repeated="2" table:style-name="ce21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20">
            <text:p>20/03/2007</text:p>
          </table:table-cell>
          <table:table-cell table:style-name="ce4" table:formula="oooc:=[.A21]" office:value-type="date" office:date-value="2007-03-20">
            <text:p>mars 2007</text:p>
          </table:table-cell>
          <table:table-cell table:formula="oooc:=[.A21]" office:value-type="date" office:date-value="2007-03-20">
            <text:p>mardi </text:p>
          </table:table-cell>
          <table:table-cell/>
          <table:covered-table-cell table:style-name="ce16"/>
          <table:covered-table-cell table:number-columns-repeated="2" table:style-name="ce21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21">
            <text:p>21/03/2007</text:p>
          </table:table-cell>
          <table:table-cell table:style-name="ce4" table:formula="oooc:=[.A22]" office:value-type="date" office:date-value="2007-03-21">
            <text:p>mars 2007</text:p>
          </table:table-cell>
          <table:table-cell table:formula="oooc:=[.A22]" office:value-type="date" office:date-value="2007-03-21">
            <text:p>mercredi </text:p>
          </table:table-cell>
          <table:table-cell/>
          <table:covered-table-cell table:style-name="ce16"/>
          <table:covered-table-cell table:number-columns-repeated="2" table:style-name="ce21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22">
            <text:p>22/03/2007</text:p>
          </table:table-cell>
          <table:table-cell table:style-name="ce4" table:formula="oooc:=[.A23]" office:value-type="date" office:date-value="2007-03-22">
            <text:p>mars 2007</text:p>
          </table:table-cell>
          <table:table-cell table:formula="oooc:=[.A23]" office:value-type="date" office:date-value="2007-03-22">
            <text:p>jeudi </text:p>
          </table:table-cell>
          <table:table-cell/>
          <table:covered-table-cell table:style-name="ce16"/>
          <table:covered-table-cell table:number-columns-repeated="2" table:style-name="ce21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23">
            <text:p>23/03/2007</text:p>
          </table:table-cell>
          <table:table-cell table:style-name="ce4" table:formula="oooc:=[.A24]" office:value-type="date" office:date-value="2007-03-23">
            <text:p>mars 2007</text:p>
          </table:table-cell>
          <table:table-cell table:formula="oooc:=[.A24]" office:value-type="date" office:date-value="2007-03-23">
            <text:p>vendredi </text:p>
          </table:table-cell>
          <table:table-cell/>
          <table:covered-table-cell table:style-name="ce16"/>
          <table:covered-table-cell table:number-columns-repeated="2" table:style-name="ce21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24">
            <text:p>24/03/2007</text:p>
          </table:table-cell>
          <table:table-cell table:style-name="ce4" table:formula="oooc:=[.A25]" office:value-type="date" office:date-value="2007-03-24">
            <text:p>mars 2007</text:p>
          </table:table-cell>
          <table:table-cell table:formula="oooc:=[.A25]" office:value-type="date" office:date-value="2007-03-24">
            <text:p>samedi </text:p>
          </table:table-cell>
          <table:table-cell/>
          <table:covered-table-cell table:style-name="ce16"/>
          <table:covered-table-cell table:number-columns-repeated="2" table:style-name="ce21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25">
            <text:p>25/03/2007</text:p>
          </table:table-cell>
          <table:table-cell table:style-name="ce4" table:formula="oooc:=[.A26]" office:value-type="date" office:date-value="2007-03-25">
            <text:p>mars 2007</text:p>
          </table:table-cell>
          <table:table-cell table:formula="oooc:=[.A26]" office:value-type="date" office:date-value="2007-03-25">
            <text:p>dimanche </text:p>
          </table:table-cell>
          <table:table-cell/>
          <table:covered-table-cell table:style-name="ce16"/>
          <table:covered-table-cell table:number-columns-repeated="2" table:style-name="ce21"/>
          <table:table-cell table:style-name="ce23" office:value-type="string" table:number-columns-spanned="3" table:number-rows-spanned="32">
            <text:p>Affinement simulation</text:p>
          </table:table-cell>
          <table:covered-table-cell table:number-columns-repeated="5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26">
            <text:p>26/03/2007</text:p>
          </table:table-cell>
          <table:table-cell table:style-name="ce4" table:formula="oooc:=[.A27]" office:value-type="date" office:date-value="2007-03-26">
            <text:p>mars 2007</text:p>
          </table:table-cell>
          <table:table-cell table:style-name="ce7" table:formula="oooc:=[.A27]" office:value-type="date" office:date-value="2007-03-26">
            <text:p>lundi </text:p>
          </table:table-cell>
          <table:table-cell/>
          <table:covered-table-cell table:style-name="ce16"/>
          <table:covered-table-cell table:number-columns-repeated="2" table:style-name="ce21"/>
          <table:covered-table-cell table:number-columns-repeated="6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27">
            <text:p>27/03/2007</text:p>
          </table:table-cell>
          <table:table-cell table:style-name="ce4" table:formula="oooc:=[.A28]" office:value-type="date" office:date-value="2007-03-27">
            <text:p>mars 2007</text:p>
          </table:table-cell>
          <table:table-cell table:style-name="ce7" table:formula="oooc:=[.A28]" office:value-type="date" office:date-value="2007-03-27">
            <text:p>mardi </text:p>
          </table:table-cell>
          <table:table-cell/>
          <table:covered-table-cell table:style-name="ce16"/>
          <table:covered-table-cell table:number-columns-repeated="2" table:style-name="ce21"/>
          <table:covered-table-cell table:number-columns-repeated="6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28">
            <text:p>28/03/2007</text:p>
          </table:table-cell>
          <table:table-cell table:style-name="ce4" table:formula="oooc:=[.A29]" office:value-type="date" office:date-value="2007-03-28">
            <text:p>mars 2007</text:p>
          </table:table-cell>
          <table:table-cell table:style-name="ce7" table:formula="oooc:=[.A29]" office:value-type="date" office:date-value="2007-03-28">
            <text:p>mercredi </text:p>
          </table:table-cell>
          <table:table-cell/>
          <table:covered-table-cell table:style-name="ce16"/>
          <table:covered-table-cell table:number-columns-repeated="2" table:style-name="ce21"/>
          <table:covered-table-cell table:number-columns-repeated="6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29">
            <text:p>29/03/2007</text:p>
          </table:table-cell>
          <table:table-cell table:style-name="ce4" table:formula="oooc:=[.A30]" office:value-type="date" office:date-value="2007-03-29">
            <text:p>mars 2007</text:p>
          </table:table-cell>
          <table:table-cell table:style-name="ce7" table:formula="oooc:=[.A30]" office:value-type="date" office:date-value="2007-03-29">
            <text:p>jeudi </text:p>
          </table:table-cell>
          <table:table-cell/>
          <table:covered-table-cell table:style-name="ce16"/>
          <table:covered-table-cell table:number-columns-repeated="2" table:style-name="ce21"/>
          <table:covered-table-cell table:number-columns-repeated="6"/>
          <table:table-cell table:number-columns-repeated="3"/>
          <table:covered-table-cell table:number-columns-repeated="3"/>
          <table:table-cell table:number-columns-repeated="3"/>
          <table:table-cell table:style-name="ce26" office:value-type="string" table:number-columns-spanned="3" table:number-rows-spanned="60">
            <text:p>Collecte informations</text:p>
          </table:table-cell>
          <table:covered-table-cell table:number-columns-repeated="2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30">
            <text:p>30/03/2007</text:p>
          </table:table-cell>
          <table:table-cell table:style-name="ce4" table:formula="oooc:=[.A31]" office:value-type="date" office:date-value="2007-03-30">
            <text:p>mars 2007</text:p>
          </table:table-cell>
          <table:table-cell table:style-name="ce7" table:formula="oooc:=[.A31]" office:value-type="date" office:date-value="2007-03-30">
            <text:p>vendredi </text:p>
          </table:table-cell>
          <table:table-cell/>
          <table:covered-table-cell table:style-name="ce16"/>
          <table:covered-table-cell table:number-columns-repeated="2" table:style-name="ce21"/>
          <table:covered-table-cell table:number-columns-repeated="6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3-31">
            <text:p>31/03/2007</text:p>
          </table:table-cell>
          <table:table-cell table:style-name="ce4" table:formula="oooc:=[.A32]" office:value-type="date" office:date-value="2007-03-31">
            <text:p>mars 2007</text:p>
          </table:table-cell>
          <table:table-cell table:style-name="ce7" table:formula="oooc:=[.A32]" office:value-type="date" office:date-value="2007-03-31">
            <text:p>samedi </text:p>
          </table:table-cell>
          <table:table-cell/>
          <table:covered-table-cell table:style-name="ce16"/>
          <table:covered-table-cell table:number-columns-repeated="2" table:style-name="ce21"/>
          <table:covered-table-cell table:number-columns-repeated="6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01">
            <text:p>01/04/2007</text:p>
          </table:table-cell>
          <table:table-cell table:formula="oooc:=[.A33]" office:value-type="date" office:date-value="2007-04-01">
            <text:p>avril 2007</text:p>
          </table:table-cell>
          <table:table-cell table:style-name="ce7" table:formula="oooc:=[.A33]" office:value-type="date" office:date-value="2007-04-01">
            <text:p>dimanche </text:p>
          </table:table-cell>
          <table:table-cell/>
          <table:covered-table-cell table:style-name="ce16"/>
          <table:covered-table-cell table:number-columns-repeated="2" table:style-name="ce21"/>
          <table:covered-table-cell table:number-columns-repeated="6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02">
            <text:p>02/04/2007</text:p>
          </table:table-cell>
          <table:table-cell table:formula="oooc:=[.A34]" office:value-type="date" office:date-value="2007-04-02">
            <text:p>avril 2007</text:p>
          </table:table-cell>
          <table:table-cell table:formula="oooc:=[.A34]" office:value-type="date" office:date-value="2007-04-02">
            <text:p>lundi </text:p>
          </table:table-cell>
          <table:table-cell/>
          <table:covered-table-cell table:style-name="ce16"/>
          <table:covered-table-cell table:number-columns-repeated="2" table:style-name="ce21"/>
          <table:covered-table-cell table:number-columns-repeated="6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03">
            <text:p>03/04/2007</text:p>
          </table:table-cell>
          <table:table-cell table:formula="oooc:=[.A35]" office:value-type="date" office:date-value="2007-04-03">
            <text:p>avril 2007</text:p>
          </table:table-cell>
          <table:table-cell table:formula="oooc:=[.A35]" office:value-type="date" office:date-value="2007-04-03">
            <text:p>mardi </text:p>
          </table:table-cell>
          <table:table-cell/>
          <table:covered-table-cell table:style-name="ce16"/>
          <table:covered-table-cell table:number-columns-repeated="2" table:style-name="ce21"/>
          <table:covered-table-cell table:number-columns-repeated="6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04">
            <text:p>04/04/2007</text:p>
          </table:table-cell>
          <table:table-cell table:formula="oooc:=[.A36]" office:value-type="date" office:date-value="2007-04-04">
            <text:p>avril 2007</text:p>
          </table:table-cell>
          <table:table-cell table:formula="oooc:=[.A36]" office:value-type="date" office:date-value="2007-04-04">
            <text:p>mercredi </text:p>
          </table:table-cell>
          <table:table-cell/>
          <table:covered-table-cell table:style-name="ce16"/>
          <table:covered-table-cell table:number-columns-repeated="2" table:style-name="ce21"/>
          <table:covered-table-cell table:number-columns-repeated="6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05">
            <text:p>05/04/2007</text:p>
          </table:table-cell>
          <table:table-cell table:formula="oooc:=[.A37]" office:value-type="date" office:date-value="2007-04-05">
            <text:p>avril 2007</text:p>
          </table:table-cell>
          <table:table-cell table:formula="oooc:=[.A37]" office:value-type="date" office:date-value="2007-04-05">
            <text:p>jeudi </text:p>
          </table:table-cell>
          <table:table-cell/>
          <table:covered-table-cell table:style-name="ce16"/>
          <table:covered-table-cell table:number-columns-repeated="2" table:style-name="ce21"/>
          <table:covered-table-cell table:number-columns-repeated="6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06">
            <text:p>06/04/2007</text:p>
          </table:table-cell>
          <table:table-cell table:formula="oooc:=[.A38]" office:value-type="date" office:date-value="2007-04-06">
            <text:p>avril 2007</text:p>
          </table:table-cell>
          <table:table-cell table:formula="oooc:=[.A38]" office:value-type="date" office:date-value="2007-04-06">
            <text:p>vendredi </text:p>
          </table:table-cell>
          <table:table-cell/>
          <table:covered-table-cell table:style-name="ce16"/>
          <table:covered-table-cell table:number-columns-repeated="2" table:style-name="ce21"/>
          <table:covered-table-cell table:number-columns-repeated="6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07">
            <text:p>07/04/2007</text:p>
          </table:table-cell>
          <table:table-cell table:formula="oooc:=[.A39]" office:value-type="date" office:date-value="2007-04-07">
            <text:p>avril 2007</text:p>
          </table:table-cell>
          <table:table-cell table:formula="oooc:=[.A39]" office:value-type="date" office:date-value="2007-04-07">
            <text:p>samedi </text:p>
          </table:table-cell>
          <table:table-cell/>
          <table:covered-table-cell table:style-name="ce16"/>
          <table:covered-table-cell table:number-columns-repeated="2" table:style-name="ce21"/>
          <table:covered-table-cell table:number-columns-repeated="6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08">
            <text:p>08/04/2007</text:p>
          </table:table-cell>
          <table:table-cell table:formula="oooc:=[.A40]" office:value-type="date" office:date-value="2007-04-08">
            <text:p>avril 2007</text:p>
          </table:table-cell>
          <table:table-cell table:formula="oooc:=[.A40]" office:value-type="date" office:date-value="2007-04-08">
            <text:p>dimanche </text:p>
          </table:table-cell>
          <table:table-cell table:number-columns-repeated="4"/>
          <table:covered-table-cell table:number-columns-repeated="6"/>
          <table:table-cell table:number-columns-repeated="6"/>
          <table:table-cell table:style-name="ce32" office:value-type="string" table:number-columns-spanned="3" table:number-rows-spanned="7">
            <text:p>Choix plate forme</text:p>
          </table:table-cell>
          <table:covered-table-cell table:number-columns-repeated="5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09">
            <text:p>09/04/2007</text:p>
          </table:table-cell>
          <table:table-cell table:formula="oooc:=[.A41]" office:value-type="date" office:date-value="2007-04-09">
            <text:p>avril 2007</text:p>
          </table:table-cell>
          <table:table-cell table:style-name="ce7" table:formula="oooc:=[.A41]" office:value-type="date" office:date-value="2007-04-09">
            <text:p>lundi </text:p>
          </table:table-cell>
          <table:table-cell table:number-columns-repeated="4"/>
          <table:covered-table-cell table:number-columns-repeated="6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10">
            <text:p>10/04/2007</text:p>
          </table:table-cell>
          <table:table-cell table:formula="oooc:=[.A42]" office:value-type="date" office:date-value="2007-04-10">
            <text:p>avril 2007</text:p>
          </table:table-cell>
          <table:table-cell table:style-name="ce7" table:formula="oooc:=[.A42]" office:value-type="date" office:date-value="2007-04-10">
            <text:p>mardi </text:p>
          </table:table-cell>
          <table:table-cell table:number-columns-repeated="4"/>
          <table:covered-table-cell table:number-columns-repeated="6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11">
            <text:p>11/04/2007</text:p>
          </table:table-cell>
          <table:table-cell table:formula="oooc:=[.A43]" office:value-type="date" office:date-value="2007-04-11">
            <text:p>avril 2007</text:p>
          </table:table-cell>
          <table:table-cell table:style-name="ce7" table:formula="oooc:=[.A43]" office:value-type="date" office:date-value="2007-04-11">
            <text:p>mercredi </text:p>
          </table:table-cell>
          <table:table-cell table:number-columns-repeated="4"/>
          <table:covered-table-cell table:number-columns-repeated="6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12">
            <text:p>12/04/2007</text:p>
          </table:table-cell>
          <table:table-cell table:formula="oooc:=[.A44]" office:value-type="date" office:date-value="2007-04-12">
            <text:p>avril 2007</text:p>
          </table:table-cell>
          <table:table-cell table:style-name="ce7" table:formula="oooc:=[.A44]" office:value-type="date" office:date-value="2007-04-12">
            <text:p>jeudi </text:p>
          </table:table-cell>
          <table:table-cell table:number-columns-repeated="4"/>
          <table:covered-table-cell table:number-columns-repeated="6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13">
            <text:p>13/04/2007</text:p>
          </table:table-cell>
          <table:table-cell table:formula="oooc:=[.A45]" office:value-type="date" office:date-value="2007-04-13">
            <text:p>avril 2007</text:p>
          </table:table-cell>
          <table:table-cell table:style-name="ce7" table:formula="oooc:=[.A45]" office:value-type="date" office:date-value="2007-04-13">
            <text:p>vendredi </text:p>
          </table:table-cell>
          <table:table-cell table:number-columns-repeated="4"/>
          <table:covered-table-cell table:number-columns-repeated="6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14">
            <text:p>14/04/2007</text:p>
          </table:table-cell>
          <table:table-cell table:formula="oooc:=[.A46]" office:value-type="date" office:date-value="2007-04-14">
            <text:p>avril 2007</text:p>
          </table:table-cell>
          <table:table-cell table:style-name="ce7" table:formula="oooc:=[.A46]" office:value-type="date" office:date-value="2007-04-14">
            <text:p>samedi </text:p>
          </table:table-cell>
          <table:table-cell table:number-columns-repeated="4"/>
          <table:covered-table-cell table:number-columns-repeated="6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15">
            <text:p>15/04/2007</text:p>
          </table:table-cell>
          <table:table-cell table:formula="oooc:=[.A47]" office:value-type="date" office:date-value="2007-04-15">
            <text:p>avril 2007</text:p>
          </table:table-cell>
          <table:table-cell table:style-name="ce7" table:formula="oooc:=[.A47]" office:value-type="date" office:date-value="2007-04-15">
            <text:p>dimanche </text:p>
          </table:table-cell>
          <table:table-cell table:number-columns-repeated="4"/>
          <table:covered-table-cell table:number-columns-repeated="6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16">
            <text:p>16/04/2007</text:p>
          </table:table-cell>
          <table:table-cell table:formula="oooc:=[.A48]" office:value-type="date" office:date-value="2007-04-16">
            <text:p>avril 2007</text:p>
          </table:table-cell>
          <table:table-cell table:formula="oooc:=[.A48]" office:value-type="date" office:date-value="2007-04-16">
            <text:p>lundi </text:p>
          </table:table-cell>
          <table:table-cell table:number-columns-repeated="4"/>
          <table:covered-table-cell table:number-columns-repeated="6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17">
            <text:p>17/04/2007</text:p>
          </table:table-cell>
          <table:table-cell table:formula="oooc:=[.A49]" office:value-type="date" office:date-value="2007-04-17">
            <text:p>avril 2007</text:p>
          </table:table-cell>
          <table:table-cell table:formula="oooc:=[.A49]" office:value-type="date" office:date-value="2007-04-17">
            <text:p>mardi </text:p>
          </table:table-cell>
          <table:table-cell table:number-columns-repeated="4"/>
          <table:covered-table-cell table:number-columns-repeated="6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18">
            <text:p>18/04/2007</text:p>
          </table:table-cell>
          <table:table-cell table:formula="oooc:=[.A50]" office:value-type="date" office:date-value="2007-04-18">
            <text:p>avril 2007</text:p>
          </table:table-cell>
          <table:table-cell table:formula="oooc:=[.A50]" office:value-type="date" office:date-value="2007-04-18">
            <text:p>mercredi </text:p>
          </table:table-cell>
          <table:table-cell table:number-columns-repeated="4"/>
          <table:covered-table-cell table:number-columns-repeated="6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19">
            <text:p>19/04/2007</text:p>
          </table:table-cell>
          <table:table-cell table:formula="oooc:=[.A51]" office:value-type="date" office:date-value="2007-04-19">
            <text:p>avril 2007</text:p>
          </table:table-cell>
          <table:table-cell table:formula="oooc:=[.A51]" office:value-type="date" office:date-value="2007-04-19">
            <text:p>jeudi </text:p>
          </table:table-cell>
          <table:table-cell table:style-name="ce11"/>
          <table:table-cell table:style-name="ce18" office:value-type="string" table:number-columns-spanned="3" table:number-rows-spanned="40">
            <text:p>Essais de nouveaux systèmes et améliorations</text:p>
          </table:table-cell>
          <table:covered-table-cell table:number-columns-repeated="8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20">
            <text:p>20/04/2007</text:p>
          </table:table-cell>
          <table:table-cell table:formula="oooc:=[.A52]" office:value-type="date" office:date-value="2007-04-20">
            <text:p>avril 2007</text:p>
          </table:table-cell>
          <table:table-cell table:formula="oooc:=[.A52]" office:value-type="date" office:date-value="2007-04-20">
            <text:p>vendredi </text:p>
          </table:table-cell>
          <table:table-cell/>
          <table:covered-table-cell table:number-columns-repeated="9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21">
            <text:p>21/04/2007</text:p>
          </table:table-cell>
          <table:table-cell table:formula="oooc:=[.A53]" office:value-type="date" office:date-value="2007-04-21">
            <text:p>avril 2007</text:p>
          </table:table-cell>
          <table:table-cell table:formula="oooc:=[.A53]" office:value-type="date" office:date-value="2007-04-21">
            <text:p>samedi </text:p>
          </table:table-cell>
          <table:table-cell/>
          <table:covered-table-cell table:number-columns-repeated="9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22">
            <text:p>22/04/2007</text:p>
          </table:table-cell>
          <table:table-cell table:formula="oooc:=[.A54]" office:value-type="date" office:date-value="2007-04-22">
            <text:p>avril 2007</text:p>
          </table:table-cell>
          <table:table-cell table:formula="oooc:=[.A54]" office:value-type="date" office:date-value="2007-04-22">
            <text:p>dimanche </text:p>
          </table:table-cell>
          <table:table-cell/>
          <table:covered-table-cell table:number-columns-repeated="9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23">
            <text:p>23/04/2007</text:p>
          </table:table-cell>
          <table:table-cell table:formula="oooc:=[.A55]" office:value-type="date" office:date-value="2007-04-23">
            <text:p>avril 2007</text:p>
          </table:table-cell>
          <table:table-cell table:style-name="ce7" table:formula="oooc:=[.A55]" office:value-type="date" office:date-value="2007-04-23">
            <text:p>lundi </text:p>
          </table:table-cell>
          <table:table-cell/>
          <table:covered-table-cell table:number-columns-repeated="9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24">
            <text:p>24/04/2007</text:p>
          </table:table-cell>
          <table:table-cell table:formula="oooc:=[.A56]" office:value-type="date" office:date-value="2007-04-24">
            <text:p>avril 2007</text:p>
          </table:table-cell>
          <table:table-cell table:style-name="ce7" table:formula="oooc:=[.A56]" office:value-type="date" office:date-value="2007-04-24">
            <text:p>mardi </text:p>
          </table:table-cell>
          <table:table-cell/>
          <table:covered-table-cell table:number-columns-repeated="9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25">
            <text:p>25/04/2007</text:p>
          </table:table-cell>
          <table:table-cell table:formula="oooc:=[.A57]" office:value-type="date" office:date-value="2007-04-25">
            <text:p>avril 2007</text:p>
          </table:table-cell>
          <table:table-cell table:style-name="ce7" table:formula="oooc:=[.A57]" office:value-type="date" office:date-value="2007-04-25">
            <text:p>mercredi </text:p>
          </table:table-cell>
          <table:table-cell/>
          <table:covered-table-cell table:number-columns-repeated="9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26">
            <text:p>26/04/2007</text:p>
          </table:table-cell>
          <table:table-cell table:formula="oooc:=[.A58]" office:value-type="date" office:date-value="2007-04-26">
            <text:p>avril 2007</text:p>
          </table:table-cell>
          <table:table-cell table:style-name="ce7" table:formula="oooc:=[.A58]" office:value-type="date" office:date-value="2007-04-26">
            <text:p>jeu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27">
            <text:p>27/04/2007</text:p>
          </table:table-cell>
          <table:table-cell table:formula="oooc:=[.A59]" office:value-type="date" office:date-value="2007-04-27">
            <text:p>avril 2007</text:p>
          </table:table-cell>
          <table:table-cell table:style-name="ce7" table:formula="oooc:=[.A59]" office:value-type="date" office:date-value="2007-04-27">
            <text:p>vendre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28">
            <text:p>28/04/2007</text:p>
          </table:table-cell>
          <table:table-cell table:formula="oooc:=[.A60]" office:value-type="date" office:date-value="2007-04-28">
            <text:p>avril 2007</text:p>
          </table:table-cell>
          <table:table-cell table:style-name="ce7" table:formula="oooc:=[.A60]" office:value-type="date" office:date-value="2007-04-28">
            <text:p>same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29">
            <text:p>29/04/2007</text:p>
          </table:table-cell>
          <table:table-cell table:formula="oooc:=[.A61]" office:value-type="date" office:date-value="2007-04-29">
            <text:p>avril 2007</text:p>
          </table:table-cell>
          <table:table-cell table:style-name="ce7" table:formula="oooc:=[.A61]" office:value-type="date" office:date-value="2007-04-29">
            <text:p>dimanche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9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4-30">
            <text:p>30/04/2007</text:p>
          </table:table-cell>
          <table:table-cell table:formula="oooc:=[.A62]" office:value-type="date" office:date-value="2007-04-30">
            <text:p>avril 2007</text:p>
          </table:table-cell>
          <table:table-cell table:formula="oooc:=[.A62]" office:value-type="date" office:date-value="2007-04-30">
            <text:p>lun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table-cell table:style-name="ce29" office:value-type="string" table:number-columns-spanned="3" table:number-rows-spanned="32">
            <text:p>Étude fonctionnement plate forme</text:p>
          </table:table-cell>
          <table:covered-table-cell table:number-columns-repeated="2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5-01">
            <text:p>01/05/2007</text:p>
          </table:table-cell>
          <table:table-cell table:style-name="ce4" table:formula="oooc:=[.A63]" office:value-type="date" office:date-value="2007-05-01">
            <text:p>mai 2007</text:p>
          </table:table-cell>
          <table:table-cell table:formula="oooc:=[.A63]" office:value-type="date" office:date-value="2007-05-01">
            <text:p>mar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5-02">
            <text:p>02/05/2007</text:p>
          </table:table-cell>
          <table:table-cell table:style-name="ce4" table:formula="oooc:=[.A64]" office:value-type="date" office:date-value="2007-05-02">
            <text:p>mai 2007</text:p>
          </table:table-cell>
          <table:table-cell table:formula="oooc:=[.A64]" office:value-type="date" office:date-value="2007-05-02">
            <text:p>mercre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6"/>
          <table:table-cell table:style-name="ce28" office:value-type="string" table:number-columns-spanned="3" table:number-rows-spanned="6">
            <text:p>Choix infrastructure générale</text:p>
          </table:table-cell>
          <table:covered-table-cell table:number-columns-repeated="5"/>
          <table:table-cell table:number-columns-repeated="219"/>
        </table:table-row>
        <table:table-row table:style-name="ro2">
          <table:table-cell office:value-type="date" office:date-value="2007-05-03">
            <text:p>03/05/2007</text:p>
          </table:table-cell>
          <table:table-cell table:style-name="ce4" table:formula="oooc:=[.A65]" office:value-type="date" office:date-value="2007-05-03">
            <text:p>mai 2007</text:p>
          </table:table-cell>
          <table:table-cell table:formula="oooc:=[.A65]" office:value-type="date" office:date-value="2007-05-03">
            <text:p>jeu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6"/>
          <table:covered-table-cell table:number-columns-repeated="6"/>
          <table:table-cell table:number-columns-repeated="219"/>
        </table:table-row>
        <table:table-row table:style-name="ro2">
          <table:table-cell office:value-type="date" office:date-value="2007-05-04">
            <text:p>04/05/2007</text:p>
          </table:table-cell>
          <table:table-cell table:style-name="ce4" table:formula="oooc:=[.A66]" office:value-type="date" office:date-value="2007-05-04">
            <text:p>mai 2007</text:p>
          </table:table-cell>
          <table:table-cell table:formula="oooc:=[.A66]" office:value-type="date" office:date-value="2007-05-04">
            <text:p>vendre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6"/>
          <table:covered-table-cell table:number-columns-repeated="6"/>
          <table:table-cell table:number-columns-repeated="219"/>
        </table:table-row>
        <table:table-row table:style-name="ro2">
          <table:table-cell office:value-type="date" office:date-value="2007-05-05">
            <text:p>05/05/2007</text:p>
          </table:table-cell>
          <table:table-cell table:style-name="ce4" table:formula="oooc:=[.A67]" office:value-type="date" office:date-value="2007-05-05">
            <text:p>mai 2007</text:p>
          </table:table-cell>
          <table:table-cell table:formula="oooc:=[.A67]" office:value-type="date" office:date-value="2007-05-05">
            <text:p>same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6"/>
          <table:covered-table-cell table:number-columns-repeated="6"/>
          <table:table-cell table:number-columns-repeated="219"/>
        </table:table-row>
        <table:table-row table:style-name="ro2">
          <table:table-cell office:value-type="date" office:date-value="2007-05-06">
            <text:p>06/05/2007</text:p>
          </table:table-cell>
          <table:table-cell table:style-name="ce4" table:formula="oooc:=[.A68]" office:value-type="date" office:date-value="2007-05-06">
            <text:p>mai 2007</text:p>
          </table:table-cell>
          <table:table-cell table:formula="oooc:=[.A68]" office:value-type="date" office:date-value="2007-05-06">
            <text:p>dimanche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6"/>
          <table:covered-table-cell table:number-columns-repeated="6"/>
          <table:table-cell table:number-columns-repeated="219"/>
        </table:table-row>
        <table:table-row table:style-name="ro2">
          <table:table-cell office:value-type="date" office:date-value="2007-05-07">
            <text:p>07/05/2007</text:p>
          </table:table-cell>
          <table:table-cell table:style-name="ce4" table:formula="oooc:=[.A69]" office:value-type="date" office:date-value="2007-05-07">
            <text:p>mai 2007</text:p>
          </table:table-cell>
          <table:table-cell table:style-name="ce7" table:formula="oooc:=[.A69]" office:value-type="date" office:date-value="2007-05-07">
            <text:p>lun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6"/>
          <table:covered-table-cell table:number-columns-repeated="6"/>
          <table:table-cell table:number-columns-repeated="219"/>
        </table:table-row>
        <table:table-row table:style-name="ro2">
          <table:table-cell office:value-type="date" office:date-value="2007-05-08">
            <text:p>08/05/2007</text:p>
          </table:table-cell>
          <table:table-cell table:style-name="ce4" table:formula="oooc:=[.A70]" office:value-type="date" office:date-value="2007-05-08">
            <text:p>mai 2007</text:p>
          </table:table-cell>
          <table:table-cell table:style-name="ce7" table:formula="oooc:=[.A70]" office:value-type="date" office:date-value="2007-05-08">
            <text:p>mar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table-cell table:style-name="ce23" office:value-type="string" table:number-columns-spanned="3" table:number-rows-spanned="50">
            <text:p>Conception</text:p>
          </table:table-cell>
          <table:covered-table-cell table:number-columns-repeated="2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5-09">
            <text:p>09/05/2007</text:p>
          </table:table-cell>
          <table:table-cell table:style-name="ce4" table:formula="oooc:=[.A71]" office:value-type="date" office:date-value="2007-05-09">
            <text:p>mai 2007</text:p>
          </table:table-cell>
          <table:table-cell table:style-name="ce7" table:formula="oooc:=[.A71]" office:value-type="date" office:date-value="2007-05-09">
            <text:p>mercre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5-10">
            <text:p>10/05/2007</text:p>
          </table:table-cell>
          <table:table-cell table:style-name="ce4" table:formula="oooc:=[.A72]" office:value-type="date" office:date-value="2007-05-10">
            <text:p>mai 2007</text:p>
          </table:table-cell>
          <table:table-cell table:style-name="ce7" table:formula="oooc:=[.A72]" office:value-type="date" office:date-value="2007-05-10">
            <text:p>jeu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5-11">
            <text:p>11/05/2007</text:p>
          </table:table-cell>
          <table:table-cell table:style-name="ce4" table:formula="oooc:=[.A73]" office:value-type="date" office:date-value="2007-05-11">
            <text:p>mai 2007</text:p>
          </table:table-cell>
          <table:table-cell table:style-name="ce7" table:formula="oooc:=[.A73]" office:value-type="date" office:date-value="2007-05-11">
            <text:p>vendre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6"/>
          <table:table-cell table:style-name="ce28" office:value-type="string" table:number-columns-spanned="3" table:number-rows-spanned="6">
            <text:p>Choix idées à appliquer</text:p>
          </table:table-cell>
          <table:covered-table-cell table:number-columns-repeated="2"/>
          <table:table-cell table:number-columns-repeated="216"/>
        </table:table-row>
        <table:table-row table:style-name="ro2">
          <table:table-cell office:value-type="date" office:date-value="2007-05-12">
            <text:p>12/05/2007</text:p>
          </table:table-cell>
          <table:table-cell table:style-name="ce4" table:formula="oooc:=[.A74]" office:value-type="date" office:date-value="2007-05-12">
            <text:p>mai 2007</text:p>
          </table:table-cell>
          <table:table-cell table:style-name="ce7" table:formula="oooc:=[.A74]" office:value-type="date" office:date-value="2007-05-12">
            <text:p>same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6"/>
          <table:covered-table-cell table:number-columns-repeated="3"/>
          <table:table-cell table:number-columns-repeated="216"/>
        </table:table-row>
        <table:table-row table:style-name="ro2">
          <table:table-cell office:value-type="date" office:date-value="2007-05-13">
            <text:p>13/05/2007</text:p>
          </table:table-cell>
          <table:table-cell table:style-name="ce4" table:formula="oooc:=[.A75]" office:value-type="date" office:date-value="2007-05-13">
            <text:p>mai 2007</text:p>
          </table:table-cell>
          <table:table-cell table:style-name="ce7" table:formula="oooc:=[.A75]" office:value-type="date" office:date-value="2007-05-13">
            <text:p>dimanche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6"/>
          <table:covered-table-cell table:number-columns-repeated="3"/>
          <table:table-cell table:number-columns-repeated="216"/>
        </table:table-row>
        <table:table-row table:style-name="ro2">
          <table:table-cell office:value-type="date" office:date-value="2007-05-14">
            <text:p>14/05/2007</text:p>
          </table:table-cell>
          <table:table-cell table:style-name="ce4" table:formula="oooc:=[.A76]" office:value-type="date" office:date-value="2007-05-14">
            <text:p>mai 2007</text:p>
          </table:table-cell>
          <table:table-cell table:formula="oooc:=[.A76]" office:value-type="date" office:date-value="2007-05-14">
            <text:p>lun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6"/>
          <table:covered-table-cell table:number-columns-repeated="3"/>
          <table:table-cell table:number-columns-repeated="216"/>
        </table:table-row>
        <table:table-row table:style-name="ro2">
          <table:table-cell office:value-type="date" office:date-value="2007-05-15">
            <text:p>15/05/2007</text:p>
          </table:table-cell>
          <table:table-cell table:style-name="ce4" table:formula="oooc:=[.A77]" office:value-type="date" office:date-value="2007-05-15">
            <text:p>mai 2007</text:p>
          </table:table-cell>
          <table:table-cell table:formula="oooc:=[.A77]" office:value-type="date" office:date-value="2007-05-15">
            <text:p>mar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6"/>
          <table:covered-table-cell table:number-columns-repeated="3"/>
          <table:table-cell table:number-columns-repeated="216"/>
        </table:table-row>
        <table:table-row table:style-name="ro2">
          <table:table-cell office:value-type="date" office:date-value="2007-05-16">
            <text:p>16/05/2007</text:p>
          </table:table-cell>
          <table:table-cell table:style-name="ce4" table:formula="oooc:=[.A78]" office:value-type="date" office:date-value="2007-05-16">
            <text:p>mai 2007</text:p>
          </table:table-cell>
          <table:table-cell table:formula="oooc:=[.A78]" office:value-type="date" office:date-value="2007-05-16">
            <text:p>mercre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6"/>
          <table:covered-table-cell table:number-columns-repeated="3"/>
          <table:table-cell table:number-columns-repeated="216"/>
        </table:table-row>
        <table:table-row table:style-name="ro2">
          <table:table-cell office:value-type="date" office:date-value="2007-05-17">
            <text:p>17/05/2007</text:p>
          </table:table-cell>
          <table:table-cell table:style-name="ce4" table:formula="oooc:=[.A79]" office:value-type="date" office:date-value="2007-05-17">
            <text:p>mai 2007</text:p>
          </table:table-cell>
          <table:table-cell table:formula="oooc:=[.A79]" office:value-type="date" office:date-value="2007-05-17">
            <text:p>jeu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table-cell table:style-name="ce26" office:value-type="string" table:number-columns-spanned="3" table:number-rows-spanned="114">
            <text:p>Réflexion idées à appliquer dans le futur</text:p>
          </table:table-cell>
          <table:covered-table-cell table:number-columns-repeated="2"/>
          <table:table-cell table:number-columns-repeated="219"/>
        </table:table-row>
        <table:table-row table:style-name="ro2">
          <table:table-cell office:value-type="date" office:date-value="2007-05-18">
            <text:p>18/05/2007</text:p>
          </table:table-cell>
          <table:table-cell table:style-name="ce4" table:formula="oooc:=[.A80]" office:value-type="date" office:date-value="2007-05-18">
            <text:p>mai 2007</text:p>
          </table:table-cell>
          <table:table-cell table:formula="oooc:=[.A80]" office:value-type="date" office:date-value="2007-05-18">
            <text:p>vendre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5-19">
            <text:p>19/05/2007</text:p>
          </table:table-cell>
          <table:table-cell table:style-name="ce4" table:formula="oooc:=[.A81]" office:value-type="date" office:date-value="2007-05-19">
            <text:p>mai 2007</text:p>
          </table:table-cell>
          <table:table-cell table:formula="oooc:=[.A81]" office:value-type="date" office:date-value="2007-05-19">
            <text:p>same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5-20">
            <text:p>20/05/2007</text:p>
          </table:table-cell>
          <table:table-cell table:style-name="ce4" table:formula="oooc:=[.A82]" office:value-type="date" office:date-value="2007-05-20">
            <text:p>mai 2007</text:p>
          </table:table-cell>
          <table:table-cell table:formula="oooc:=[.A82]" office:value-type="date" office:date-value="2007-05-20">
            <text:p>dimanche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5-21">
            <text:p>21/05/2007</text:p>
          </table:table-cell>
          <table:table-cell table:style-name="ce4" table:formula="oooc:=[.A83]" office:value-type="date" office:date-value="2007-05-21">
            <text:p>mai 2007</text:p>
          </table:table-cell>
          <table:table-cell table:style-name="ce7" table:formula="oooc:=[.A83]" office:value-type="date" office:date-value="2007-05-21">
            <text:p>lun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5-22">
            <text:p>22/05/2007</text:p>
          </table:table-cell>
          <table:table-cell table:style-name="ce4" table:formula="oooc:=[.A84]" office:value-type="date" office:date-value="2007-05-22">
            <text:p>mai 2007</text:p>
          </table:table-cell>
          <table:table-cell table:style-name="ce7" table:formula="oooc:=[.A84]" office:value-type="date" office:date-value="2007-05-22">
            <text:p>mar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5-23">
            <text:p>23/05/2007</text:p>
          </table:table-cell>
          <table:table-cell table:style-name="ce4" table:formula="oooc:=[.A85]" office:value-type="date" office:date-value="2007-05-23">
            <text:p>mai 2007</text:p>
          </table:table-cell>
          <table:table-cell table:style-name="ce7" table:formula="oooc:=[.A85]" office:value-type="date" office:date-value="2007-05-23">
            <text:p>mercre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5-24">
            <text:p>24/05/2007</text:p>
          </table:table-cell>
          <table:table-cell table:style-name="ce4" table:formula="oooc:=[.A86]" office:value-type="date" office:date-value="2007-05-24">
            <text:p>mai 2007</text:p>
          </table:table-cell>
          <table:table-cell table:style-name="ce7" table:formula="oooc:=[.A86]" office:value-type="date" office:date-value="2007-05-24">
            <text:p>jeu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5-25">
            <text:p>25/05/2007</text:p>
          </table:table-cell>
          <table:table-cell table:style-name="ce4" table:formula="oooc:=[.A87]" office:value-type="date" office:date-value="2007-05-25">
            <text:p>mai 2007</text:p>
          </table:table-cell>
          <table:table-cell table:style-name="ce7" table:formula="oooc:=[.A87]" office:value-type="date" office:date-value="2007-05-25">
            <text:p>vendre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5-26">
            <text:p>26/05/2007</text:p>
          </table:table-cell>
          <table:table-cell table:style-name="ce4" table:formula="oooc:=[.A88]" office:value-type="date" office:date-value="2007-05-26">
            <text:p>mai 2007</text:p>
          </table:table-cell>
          <table:table-cell table:style-name="ce7" table:formula="oooc:=[.A88]" office:value-type="date" office:date-value="2007-05-26">
            <text:p>same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style-name="ce34" office:value-type="string" table:number-columns-spanned="3" table:number-rows-spanned="80">
            <text:p>Conception</text:p>
          </table:table-cell>
          <table:covered-table-cell table:number-columns-repeated="5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5-27">
            <text:p>27/05/2007</text:p>
          </table:table-cell>
          <table:table-cell table:style-name="ce4" table:formula="oooc:=[.A89]" office:value-type="date" office:date-value="2007-05-27">
            <text:p>mai 2007</text:p>
          </table:table-cell>
          <table:table-cell table:style-name="ce7" table:formula="oooc:=[.A89]" office:value-type="date" office:date-value="2007-05-27">
            <text:p>dimanche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9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5-28">
            <text:p>28/05/2007</text:p>
          </table:table-cell>
          <table:table-cell table:style-name="ce4" table:formula="oooc:=[.A90]" office:value-type="date" office:date-value="2007-05-28">
            <text:p>mai 2007</text:p>
          </table:table-cell>
          <table:table-cell table:formula="oooc:=[.A90]" office:value-type="date" office:date-value="2007-05-28">
            <text:p>lundi </text:p>
          </table:table-cell>
          <table:table-cell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5-29">
            <text:p>29/05/2007</text:p>
          </table:table-cell>
          <table:table-cell table:style-name="ce4" table:formula="oooc:=[.A91]" office:value-type="date" office:date-value="2007-05-29">
            <text:p>mai 2007</text:p>
          </table:table-cell>
          <table:table-cell table:formula="oooc:=[.A91]" office:value-type="date" office:date-value="2007-05-29">
            <text:p>mardi </text:p>
          </table:table-cell>
          <table:table-cell table:number-columns-repeated="7"/>
          <table:covered-table-cell table:number-columns-repeated="3"/>
          <table:table-cell table:number-columns-repeated="3"/>
          <table:covered-table-cell table:number-columns-repeated="3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5-30">
            <text:p>30/05/2007</text:p>
          </table:table-cell>
          <table:table-cell table:style-name="ce4" table:formula="oooc:=[.A92]" office:value-type="date" office:date-value="2007-05-30">
            <text:p>mai 2007</text:p>
          </table:table-cell>
          <table:table-cell table:formula="oooc:=[.A92]" office:value-type="date" office:date-value="2007-05-30">
            <text:p>mercredi </text:p>
          </table:table-cell>
          <table:table-cell table:number-columns-repeated="7"/>
          <table:covered-table-cell table:number-columns-repeated="3"/>
          <table:table-cell table:number-columns-repeated="3"/>
          <table:covered-table-cell table:number-columns-repeated="3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5-31">
            <text:p>31/05/2007</text:p>
          </table:table-cell>
          <table:table-cell table:style-name="ce4" table:formula="oooc:=[.A93]" office:value-type="date" office:date-value="2007-05-31">
            <text:p>mai 2007</text:p>
          </table:table-cell>
          <table:table-cell table:formula="oooc:=[.A93]" office:value-type="date" office:date-value="2007-05-31">
            <text:p>jeudi </text:p>
          </table:table-cell>
          <table:table-cell table:number-columns-repeated="7"/>
          <table:covered-table-cell table:number-columns-repeated="3"/>
          <table:table-cell table:number-columns-repeated="3"/>
          <table:covered-table-cell table:number-columns-repeated="3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01">
            <text:p>01/06/2007</text:p>
          </table:table-cell>
          <table:table-cell table:formula="oooc:=[.A94]" office:value-type="date" office:date-value="2007-06-01">
            <text:p>juin 2007</text:p>
          </table:table-cell>
          <table:table-cell table:formula="oooc:=[.A94]" office:value-type="date" office:date-value="2007-06-01">
            <text:p>vendredi </text:p>
          </table:table-cell>
          <table:table-cell table:number-columns-repeated="7"/>
          <table:covered-table-cell table:number-columns-repeated="3"/>
          <table:table-cell table:number-columns-repeated="12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02">
            <text:p>02/06/2007</text:p>
          </table:table-cell>
          <table:table-cell table:formula="oooc:=[.A95]" office:value-type="date" office:date-value="2007-06-02">
            <text:p>juin 2007</text:p>
          </table:table-cell>
          <table:table-cell table:formula="oooc:=[.A95]" office:value-type="date" office:date-value="2007-06-02">
            <text:p>samedi </text:p>
          </table:table-cell>
          <table:table-cell table:number-columns-repeated="7"/>
          <table:covered-table-cell table:number-columns-repeated="3"/>
          <table:table-cell table:number-columns-repeated="12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03">
            <text:p>03/06/2007</text:p>
          </table:table-cell>
          <table:table-cell table:formula="oooc:=[.A96]" office:value-type="date" office:date-value="2007-06-03">
            <text:p>juin 2007</text:p>
          </table:table-cell>
          <table:table-cell table:formula="oooc:=[.A96]" office:value-type="date" office:date-value="2007-06-03">
            <text:p>dimanche </text:p>
          </table:table-cell>
          <table:table-cell table:number-columns-repeated="7"/>
          <table:covered-table-cell table:number-columns-repeated="3"/>
          <table:table-cell table:number-columns-repeated="12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04">
            <text:p>04/06/2007</text:p>
          </table:table-cell>
          <table:table-cell table:formula="oooc:=[.A97]" office:value-type="date" office:date-value="2007-06-04">
            <text:p>juin 2007</text:p>
          </table:table-cell>
          <table:table-cell table:style-name="ce7" table:formula="oooc:=[.A97]" office:value-type="date" office:date-value="2007-06-04">
            <text:p>lundi </text:p>
          </table:table-cell>
          <table:table-cell table:number-columns-repeated="7"/>
          <table:covered-table-cell table:number-columns-repeated="3"/>
          <table:table-cell table:number-columns-repeated="3"/>
          <table:table-cell table:style-name="ce27"/>
          <table:table-cell table:style-name="ce31" table:number-columns-repeated="2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05">
            <text:p>05/06/2007</text:p>
          </table:table-cell>
          <table:table-cell table:formula="oooc:=[.A98]" office:value-type="date" office:date-value="2007-06-05">
            <text:p>juin 2007</text:p>
          </table:table-cell>
          <table:table-cell table:style-name="ce7" table:formula="oooc:=[.A98]" office:value-type="date" office:date-value="2007-06-05">
            <text:p>mardi </text:p>
          </table:table-cell>
          <table:table-cell table:number-columns-repeated="7"/>
          <table:table-cell table:style-name="ce27"/>
          <table:table-cell table:number-columns-repeated="2"/>
          <table:table-cell table:style-name="ce28" office:value-type="string" table:number-columns-spanned="3" table:number-rows-spanned="5">
            <text:p>Finalisation bras</text:p>
          </table:table-cell>
          <table:covered-table-cell table:number-columns-repeated="2"/>
          <table:table-cell table:style-name="ce27"/>
          <table:table-cell table:style-name="ce31" table:number-columns-repeated="2"/>
          <table:table-cell table:style-name="ce28" office:value-type="string" table:number-columns-spanned="3" table:number-rows-spanned="6">
            <text:p>Électronique opérationnelle</text:p>
          </table:table-cell>
          <table:covered-table-cell table:number-columns-repeated="2"/>
          <table:table-cell table:number-columns-repeated="3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06">
            <text:p>06/06/2007</text:p>
          </table:table-cell>
          <table:table-cell table:formula="oooc:=[.A99]" office:value-type="date" office:date-value="2007-06-06">
            <text:p>juin 2007</text:p>
          </table:table-cell>
          <table:table-cell table:style-name="ce7" table:formula="oooc:=[.A99]" office:value-type="date" office:date-value="2007-06-06">
            <text:p>mercredi </text:p>
          </table:table-cell>
          <table:table-cell table:number-columns-repeated="10"/>
          <table:covered-table-cell table:number-columns-repeated="3"/>
          <table:table-cell table:style-name="ce27"/>
          <table:table-cell table:style-name="ce31" table:number-columns-repeated="2"/>
          <table:covered-table-cell table:number-columns-repeated="3"/>
          <table:table-cell table:number-columns-repeated="3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07">
            <text:p>07/06/2007</text:p>
          </table:table-cell>
          <table:table-cell table:formula="oooc:=[.A100]" office:value-type="date" office:date-value="2007-06-07">
            <text:p>juin 2007</text:p>
          </table:table-cell>
          <table:table-cell table:style-name="ce7" table:formula="oooc:=[.A100]" office:value-type="date" office:date-value="2007-06-07">
            <text:p>jeudi </text:p>
          </table:table-cell>
          <table:table-cell table:number-columns-repeated="10"/>
          <table:covered-table-cell table:number-columns-repeated="3"/>
          <table:table-cell table:style-name="ce27"/>
          <table:table-cell table:style-name="ce31" table:number-columns-repeated="2"/>
          <table:covered-table-cell table:number-columns-repeated="3"/>
          <table:table-cell table:number-columns-repeated="3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08">
            <text:p>08/06/2007</text:p>
          </table:table-cell>
          <table:table-cell table:formula="oooc:=[.A101]" office:value-type="date" office:date-value="2007-06-08">
            <text:p>juin 2007</text:p>
          </table:table-cell>
          <table:table-cell table:style-name="ce7" table:formula="oooc:=[.A101]" office:value-type="date" office:date-value="2007-06-08">
            <text:p>vendredi </text:p>
          </table:table-cell>
          <table:table-cell table:number-columns-repeated="10"/>
          <table:covered-table-cell table:number-columns-repeated="3"/>
          <table:table-cell table:style-name="ce27"/>
          <table:table-cell table:style-name="ce31" table:number-columns-repeated="2"/>
          <table:covered-table-cell table:style-name="ce23"/>
          <table:covered-table-cell table:number-columns-repeated="2"/>
          <table:table-cell table:number-columns-repeated="3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09">
            <text:p>09/06/2007</text:p>
          </table:table-cell>
          <table:table-cell table:formula="oooc:=[.A102]" office:value-type="date" office:date-value="2007-06-09">
            <text:p>juin 2007</text:p>
          </table:table-cell>
          <table:table-cell table:style-name="ce7" table:formula="oooc:=[.A102]" office:value-type="date" office:date-value="2007-06-09">
            <text:p>samedi </text:p>
          </table:table-cell>
          <table:table-cell table:number-columns-repeated="10"/>
          <table:covered-table-cell table:number-columns-repeated="3"/>
          <table:table-cell table:style-name="ce27"/>
          <table:table-cell table:style-name="ce31" table:number-columns-repeated="2"/>
          <table:covered-table-cell table:number-columns-repeated="3"/>
          <table:table-cell table:number-columns-repeated="3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10">
            <text:p>10/06/2007</text:p>
          </table:table-cell>
          <table:table-cell table:formula="oooc:=[.A103]" office:value-type="date" office:date-value="2007-06-10">
            <text:p>juin 2007</text:p>
          </table:table-cell>
          <table:table-cell table:style-name="ce7" table:formula="oooc:=[.A103]" office:value-type="date" office:date-value="2007-06-10">
            <text:p>dimanche </text:p>
          </table:table-cell>
          <table:table-cell table:number-columns-repeated="13"/>
          <table:table-cell table:style-name="ce27"/>
          <table:table-cell table:style-name="ce31" table:number-columns-repeated="2"/>
          <table:covered-table-cell table:number-columns-repeated="3"/>
          <table:table-cell table:number-columns-repeated="3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11">
            <text:p>11/06/2007</text:p>
          </table:table-cell>
          <table:table-cell table:formula="oooc:=[.A104]" office:value-type="date" office:date-value="2007-06-11">
            <text:p>juin 2007</text:p>
          </table:table-cell>
          <table:table-cell table:formula="oooc:=[.A104]" office:value-type="date" office:date-value="2007-06-11">
            <text:p>lundi </text:p>
          </table:table-cell>
          <table:table-cell table:number-columns-repeated="13"/>
          <table:table-cell table:style-name="ce27"/>
          <table:table-cell table:style-name="ce31" table:number-columns-repeated="2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12">
            <text:p>12/06/2007</text:p>
          </table:table-cell>
          <table:table-cell table:formula="oooc:=[.A105]" office:value-type="date" office:date-value="2007-06-12">
            <text:p>juin 2007</text:p>
          </table:table-cell>
          <table:table-cell table:formula="oooc:=[.A105]" office:value-type="date" office:date-value="2007-06-12">
            <text:p>mardi </text:p>
          </table:table-cell>
          <table:table-cell table:number-columns-repeated="13"/>
          <table:table-cell table:style-name="ce27"/>
          <table:table-cell table:style-name="ce31" table:number-columns-repeated="2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13">
            <text:p>13/06/2007</text:p>
          </table:table-cell>
          <table:table-cell table:formula="oooc:=[.A106]" office:value-type="date" office:date-value="2007-06-13">
            <text:p>juin 2007</text:p>
          </table:table-cell>
          <table:table-cell table:formula="oooc:=[.A106]" office:value-type="date" office:date-value="2007-06-13">
            <text:p>mercredi </text:p>
          </table:table-cell>
          <table:table-cell table:number-columns-repeated="13"/>
          <table:table-cell table:style-name="ce30" office:value-type="string" table:number-columns-spanned="3" table:number-rows-spanned="88">
            <text:p><text:s/>Programmation code</text:p>
          </table:table-cell>
          <table:covered-table-cell table:number-columns-repeated="2" table:style-name="ce31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14">
            <text:p>14/06/2007</text:p>
          </table:table-cell>
          <table:table-cell table:formula="oooc:=[.A107]" office:value-type="date" office:date-value="2007-06-14">
            <text:p>juin 2007</text:p>
          </table:table-cell>
          <table:table-cell table:formula="oooc:=[.A107]" office:value-type="date" office:date-value="2007-06-14">
            <text:p>jeudi </text:p>
          </table:table-cell>
          <table:table-cell table:number-columns-repeated="13"/>
          <table:covered-table-cell table:style-name="ce27"/>
          <table:covered-table-cell table:number-columns-repeated="2" table:style-name="ce31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15">
            <text:p>15/06/2007</text:p>
          </table:table-cell>
          <table:table-cell table:formula="oooc:=[.A108]" office:value-type="date" office:date-value="2007-06-15">
            <text:p>juin 2007</text:p>
          </table:table-cell>
          <table:table-cell table:formula="oooc:=[.A108]" office:value-type="date" office:date-value="2007-06-15">
            <text:p>vendredi </text:p>
          </table:table-cell>
          <table:table-cell table:number-columns-repeated="13"/>
          <table:covered-table-cell table:style-name="ce27"/>
          <table:covered-table-cell table:number-columns-repeated="2" table:style-name="ce31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16">
            <text:p>16/06/2007</text:p>
          </table:table-cell>
          <table:table-cell table:formula="oooc:=[.A109]" office:value-type="date" office:date-value="2007-06-16">
            <text:p>juin 2007</text:p>
          </table:table-cell>
          <table:table-cell table:formula="oooc:=[.A109]" office:value-type="date" office:date-value="2007-06-16">
            <text:p>samedi </text:p>
          </table:table-cell>
          <table:table-cell table:number-columns-repeated="13"/>
          <table:covered-table-cell table:style-name="ce27"/>
          <table:covered-table-cell table:number-columns-repeated="2" table:style-name="ce31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17">
            <text:p>17/06/2007</text:p>
          </table:table-cell>
          <table:table-cell table:formula="oooc:=[.A110]" office:value-type="date" office:date-value="2007-06-17">
            <text:p>juin 2007</text:p>
          </table:table-cell>
          <table:table-cell table:formula="oooc:=[.A110]" office:value-type="date" office:date-value="2007-06-17">
            <text:p>dimanche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18">
            <text:p>18/06/2007</text:p>
          </table:table-cell>
          <table:table-cell table:formula="oooc:=[.A111]" office:value-type="date" office:date-value="2007-06-18">
            <text:p>juin 2007</text:p>
          </table:table-cell>
          <table:table-cell table:style-name="ce7" table:formula="oooc:=[.A111]" office:value-type="date" office:date-value="2007-06-18">
            <text:p>lun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19">
            <text:p>19/06/2007</text:p>
          </table:table-cell>
          <table:table-cell table:formula="oooc:=[.A112]" office:value-type="date" office:date-value="2007-06-19">
            <text:p>juin 2007</text:p>
          </table:table-cell>
          <table:table-cell table:style-name="ce7" table:formula="oooc:=[.A112]" office:value-type="date" office:date-value="2007-06-19">
            <text:p>mar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20">
            <text:p>20/06/2007</text:p>
          </table:table-cell>
          <table:table-cell table:formula="oooc:=[.A113]" office:value-type="date" office:date-value="2007-06-20">
            <text:p>juin 2007</text:p>
          </table:table-cell>
          <table:table-cell table:style-name="ce7" table:formula="oooc:=[.A113]" office:value-type="date" office:date-value="2007-06-20">
            <text:p>mercre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21">
            <text:p>21/06/2007</text:p>
          </table:table-cell>
          <table:table-cell table:formula="oooc:=[.A114]" office:value-type="date" office:date-value="2007-06-21">
            <text:p>juin 2007</text:p>
          </table:table-cell>
          <table:table-cell table:style-name="ce7" table:formula="oooc:=[.A114]" office:value-type="date" office:date-value="2007-06-21">
            <text:p>jeu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22">
            <text:p>22/06/2007</text:p>
          </table:table-cell>
          <table:table-cell table:formula="oooc:=[.A115]" office:value-type="date" office:date-value="2007-06-22">
            <text:p>juin 2007</text:p>
          </table:table-cell>
          <table:table-cell table:style-name="ce7" table:formula="oooc:=[.A115]" office:value-type="date" office:date-value="2007-06-22">
            <text:p>vendre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23">
            <text:p>23/06/2007</text:p>
          </table:table-cell>
          <table:table-cell table:formula="oooc:=[.A116]" office:value-type="date" office:date-value="2007-06-23">
            <text:p>juin 2007</text:p>
          </table:table-cell>
          <table:table-cell table:style-name="ce7" table:formula="oooc:=[.A116]" office:value-type="date" office:date-value="2007-06-23">
            <text:p>same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24">
            <text:p>24/06/2007</text:p>
          </table:table-cell>
          <table:table-cell table:formula="oooc:=[.A117]" office:value-type="date" office:date-value="2007-06-24">
            <text:p>juin 2007</text:p>
          </table:table-cell>
          <table:table-cell table:style-name="ce7" table:formula="oooc:=[.A117]" office:value-type="date" office:date-value="2007-06-24">
            <text:p>dimanche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25">
            <text:p>25/06/2007</text:p>
          </table:table-cell>
          <table:table-cell table:formula="oooc:=[.A118]" office:value-type="date" office:date-value="2007-06-25">
            <text:p>juin 2007</text:p>
          </table:table-cell>
          <table:table-cell table:formula="oooc:=[.A118]" office:value-type="date" office:date-value="2007-06-25">
            <text:p>lundi </text:p>
          </table:table-cell>
          <table:table-cell table:style-name="ce12" office:value-type="string" table:number-columns-spanned="1" table:number-rows-spanned="7">
            <text:p>Présentation PIR</text:p>
          </table:table-cell>
          <table:table-cell table:number-columns-repeated="12"/>
          <table:covered-table-cell table:number-columns-repeated="3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26">
            <text:p>26/06/2007</text:p>
          </table:table-cell>
          <table:table-cell table:formula="oooc:=[.A119]" office:value-type="date" office:date-value="2007-06-26">
            <text:p>juin 2007</text:p>
          </table:table-cell>
          <table:table-cell table:formula="oooc:=[.A119]" office:value-type="date" office:date-value="2007-06-26">
            <text:p>mardi </text:p>
          </table:table-cell>
          <table:covered-table-cell/>
          <table:table-cell table:number-columns-repeated="12"/>
          <table:covered-table-cell table:number-columns-repeated="3"/>
          <table:table-cell table:number-columns-repeated="6"/>
          <table:covered-table-cell table:number-columns-repeated="6"/>
          <table:table-cell table:number-columns-repeated="3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6-27">
            <text:p>27/06/2007</text:p>
          </table:table-cell>
          <table:table-cell table:formula="oooc:=[.A120]" office:value-type="date" office:date-value="2007-06-27">
            <text:p>juin 2007</text:p>
          </table:table-cell>
          <table:table-cell table:formula="oooc:=[.A120]" office:value-type="date" office:date-value="2007-06-27">
            <text:p>mercredi </text:p>
          </table:table-cell>
          <table:covered-table-cell/>
          <table:table-cell table:number-columns-repeated="12"/>
          <table:covered-table-cell table:number-columns-repeated="3"/>
          <table:table-cell table:number-columns-repeated="6"/>
          <table:covered-table-cell table:number-columns-repeated="3"/>
          <table:table-cell table:number-columns-repeated="3"/>
          <table:table-cell table:style-name="ce33" office:value-type="string" table:number-columns-spanned="3" table:number-rows-spanned="6">
            <text:p>Réalisation</text:p>
          </table:table-cell>
          <table:covered-table-cell table:number-columns-repeated="5"/>
          <table:table-cell table:number-columns-repeated="219"/>
        </table:table-row>
        <table:table-row table:style-name="ro2">
          <table:table-cell office:value-type="date" office:date-value="2007-06-28">
            <text:p>28/06/2007</text:p>
          </table:table-cell>
          <table:table-cell table:formula="oooc:=[.A121]" office:value-type="date" office:date-value="2007-06-28">
            <text:p>juin 2007</text:p>
          </table:table-cell>
          <table:table-cell table:formula="oooc:=[.A121]" office:value-type="date" office:date-value="2007-06-28">
            <text:p>jeudi </text:p>
          </table:table-cell>
          <table:covered-table-cell/>
          <table:table-cell table:number-columns-repeated="12"/>
          <table:covered-table-cell table:number-columns-repeated="3"/>
          <table:table-cell table:number-columns-repeated="6"/>
          <table:covered-table-cell table:number-columns-repeated="3"/>
          <table:table-cell table:number-columns-repeated="3"/>
          <table:covered-table-cell table:number-columns-repeated="6"/>
          <table:table-cell table:number-columns-repeated="219"/>
        </table:table-row>
        <table:table-row table:style-name="ro2">
          <table:table-cell office:value-type="date" office:date-value="2007-06-29">
            <text:p>29/06/2007</text:p>
          </table:table-cell>
          <table:table-cell table:formula="oooc:=[.A122]" office:value-type="date" office:date-value="2007-06-29">
            <text:p>juin 2007</text:p>
          </table:table-cell>
          <table:table-cell table:formula="oooc:=[.A122]" office:value-type="date" office:date-value="2007-06-29">
            <text:p>vendredi </text:p>
          </table:table-cell>
          <table:covered-table-cell/>
          <table:table-cell table:number-columns-repeated="12"/>
          <table:covered-table-cell table:number-columns-repeated="3"/>
          <table:table-cell table:number-columns-repeated="6"/>
          <table:covered-table-cell table:number-columns-repeated="3"/>
          <table:table-cell table:number-columns-repeated="3"/>
          <table:covered-table-cell table:number-columns-repeated="6"/>
          <table:table-cell table:number-columns-repeated="219"/>
        </table:table-row>
        <table:table-row table:style-name="ro2">
          <table:table-cell office:value-type="date" office:date-value="2007-06-30">
            <text:p>30/06/2007</text:p>
          </table:table-cell>
          <table:table-cell table:formula="oooc:=[.A123]" office:value-type="date" office:date-value="2007-06-30">
            <text:p>juin 2007</text:p>
          </table:table-cell>
          <table:table-cell table:formula="oooc:=[.A123]" office:value-type="date" office:date-value="2007-06-30">
            <text:p>samedi </text:p>
          </table:table-cell>
          <table:covered-table-cell/>
          <table:table-cell table:number-columns-repeated="12"/>
          <table:covered-table-cell table:number-columns-repeated="3"/>
          <table:table-cell table:number-columns-repeated="6"/>
          <table:covered-table-cell table:number-columns-repeated="3"/>
          <table:table-cell table:number-columns-repeated="3"/>
          <table:covered-table-cell table:number-columns-repeated="6"/>
          <table:table-cell table:number-columns-repeated="219"/>
        </table:table-row>
        <table:table-row table:style-name="ro2">
          <table:table-cell office:value-type="date" office:date-value="2007-07-01">
            <text:p>01/07/2007</text:p>
          </table:table-cell>
          <table:table-cell table:style-name="ce4" table:formula="oooc:=[.A124]" office:value-type="date" office:date-value="2007-07-01">
            <text:p>juillet 2007</text:p>
          </table:table-cell>
          <table:table-cell table:formula="oooc:=[.A124]" office:value-type="date" office:date-value="2007-07-01">
            <text:p>dimanche </text:p>
          </table:table-cell>
          <table:covered-table-cell/>
          <table:table-cell table:number-columns-repeated="12"/>
          <table:covered-table-cell table:number-columns-repeated="3"/>
          <table:table-cell table:number-columns-repeated="6"/>
          <table:covered-table-cell table:number-columns-repeated="3"/>
          <table:table-cell table:number-columns-repeated="3"/>
          <table:covered-table-cell table:number-columns-repeated="6"/>
          <table:table-cell table:number-columns-repeated="219"/>
        </table:table-row>
        <table:table-row table:style-name="ro2">
          <table:table-cell office:value-type="date" office:date-value="2007-07-02">
            <text:p>02/07/2007</text:p>
          </table:table-cell>
          <table:table-cell table:style-name="ce4" table:formula="oooc:=[.A125]" office:value-type="date" office:date-value="2007-07-02">
            <text:p>juillet 2007</text:p>
          </table:table-cell>
          <table:table-cell table:style-name="ce7" table:formula="oooc:=[.A125]" office:value-type="date" office:date-value="2007-07-02">
            <text:p>lun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3"/>
          <table:covered-table-cell table:number-columns-repeated="6"/>
          <table:table-cell table:number-columns-repeated="219"/>
        </table:table-row>
        <table:table-row table:style-name="ro2">
          <table:table-cell office:value-type="date" office:date-value="2007-07-03">
            <text:p>03/07/2007</text:p>
          </table:table-cell>
          <table:table-cell table:style-name="ce4" table:formula="oooc:=[.A126]" office:value-type="date" office:date-value="2007-07-03">
            <text:p>juillet 2007</text:p>
          </table:table-cell>
          <table:table-cell table:style-name="ce7" table:formula="oooc:=[.A126]" office:value-type="date" office:date-value="2007-07-03">
            <text:p>mar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04">
            <text:p>04/07/2007</text:p>
          </table:table-cell>
          <table:table-cell table:style-name="ce4" table:formula="oooc:=[.A127]" office:value-type="date" office:date-value="2007-07-04">
            <text:p>juillet 2007</text:p>
          </table:table-cell>
          <table:table-cell table:style-name="ce7" table:formula="oooc:=[.A127]" office:value-type="date" office:date-value="2007-07-04">
            <text:p>mercre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05">
            <text:p>05/07/2007</text:p>
          </table:table-cell>
          <table:table-cell table:style-name="ce4" table:formula="oooc:=[.A128]" office:value-type="date" office:date-value="2007-07-05">
            <text:p>juillet 2007</text:p>
          </table:table-cell>
          <table:table-cell table:style-name="ce7" table:formula="oooc:=[.A128]" office:value-type="date" office:date-value="2007-07-05">
            <text:p>jeu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06">
            <text:p>06/07/2007</text:p>
          </table:table-cell>
          <table:table-cell table:style-name="ce4" table:formula="oooc:=[.A129]" office:value-type="date" office:date-value="2007-07-06">
            <text:p>juillet 2007</text:p>
          </table:table-cell>
          <table:table-cell table:style-name="ce7" table:formula="oooc:=[.A129]" office:value-type="date" office:date-value="2007-07-06">
            <text:p>vendre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07">
            <text:p>07/07/2007</text:p>
          </table:table-cell>
          <table:table-cell table:style-name="ce4" table:formula="oooc:=[.A130]" office:value-type="date" office:date-value="2007-07-07">
            <text:p>juillet 2007</text:p>
          </table:table-cell>
          <table:table-cell table:style-name="ce7" table:formula="oooc:=[.A130]" office:value-type="date" office:date-value="2007-07-07">
            <text:p>same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08">
            <text:p>08/07/2007</text:p>
          </table:table-cell>
          <table:table-cell table:style-name="ce4" table:formula="oooc:=[.A131]" office:value-type="date" office:date-value="2007-07-08">
            <text:p>juillet 2007</text:p>
          </table:table-cell>
          <table:table-cell table:style-name="ce7" table:formula="oooc:=[.A131]" office:value-type="date" office:date-value="2007-07-08">
            <text:p>dimanche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09">
            <text:p>09/07/2007</text:p>
          </table:table-cell>
          <table:table-cell table:style-name="ce4" table:formula="oooc:=[.A132]" office:value-type="date" office:date-value="2007-07-09">
            <text:p>juillet 2007</text:p>
          </table:table-cell>
          <table:table-cell table:formula="oooc:=[.A132]" office:value-type="date" office:date-value="2007-07-09">
            <text:p>lun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10">
            <text:p>10/07/2007</text:p>
          </table:table-cell>
          <table:table-cell table:style-name="ce4" table:formula="oooc:=[.A133]" office:value-type="date" office:date-value="2007-07-10">
            <text:p>juillet 2007</text:p>
          </table:table-cell>
          <table:table-cell table:formula="oooc:=[.A133]" office:value-type="date" office:date-value="2007-07-10">
            <text:p>mar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11">
            <text:p>11/07/2007</text:p>
          </table:table-cell>
          <table:table-cell table:style-name="ce4" table:formula="oooc:=[.A134]" office:value-type="date" office:date-value="2007-07-11">
            <text:p>juillet 2007</text:p>
          </table:table-cell>
          <table:table-cell table:formula="oooc:=[.A134]" office:value-type="date" office:date-value="2007-07-11">
            <text:p>mercre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12">
            <text:p>12/07/2007</text:p>
          </table:table-cell>
          <table:table-cell table:style-name="ce4" table:formula="oooc:=[.A135]" office:value-type="date" office:date-value="2007-07-12">
            <text:p>juillet 2007</text:p>
          </table:table-cell>
          <table:table-cell table:formula="oooc:=[.A135]" office:value-type="date" office:date-value="2007-07-12">
            <text:p>jeu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13">
            <text:p>13/07/2007</text:p>
          </table:table-cell>
          <table:table-cell table:style-name="ce4" table:formula="oooc:=[.A136]" office:value-type="date" office:date-value="2007-07-13">
            <text:p>juillet 2007</text:p>
          </table:table-cell>
          <table:table-cell table:formula="oooc:=[.A136]" office:value-type="date" office:date-value="2007-07-13">
            <text:p>vendre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14">
            <text:p>14/07/2007</text:p>
          </table:table-cell>
          <table:table-cell table:style-name="ce4" table:formula="oooc:=[.A137]" office:value-type="date" office:date-value="2007-07-14">
            <text:p>juillet 2007</text:p>
          </table:table-cell>
          <table:table-cell table:formula="oooc:=[.A137]" office:value-type="date" office:date-value="2007-07-14">
            <text:p>same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15">
            <text:p>15/07/2007</text:p>
          </table:table-cell>
          <table:table-cell table:style-name="ce4" table:formula="oooc:=[.A138]" office:value-type="date" office:date-value="2007-07-15">
            <text:p>juillet 2007</text:p>
          </table:table-cell>
          <table:table-cell table:formula="oooc:=[.A138]" office:value-type="date" office:date-value="2007-07-15">
            <text:p>dimanche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16">
            <text:p>16/07/2007</text:p>
          </table:table-cell>
          <table:table-cell table:style-name="ce4" table:formula="oooc:=[.A139]" office:value-type="date" office:date-value="2007-07-16">
            <text:p>juillet 2007</text:p>
          </table:table-cell>
          <table:table-cell table:style-name="ce7" table:formula="oooc:=[.A139]" office:value-type="date" office:date-value="2007-07-16">
            <text:p>lun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17">
            <text:p>17/07/2007</text:p>
          </table:table-cell>
          <table:table-cell table:style-name="ce4" table:formula="oooc:=[.A140]" office:value-type="date" office:date-value="2007-07-17">
            <text:p>juillet 2007</text:p>
          </table:table-cell>
          <table:table-cell table:style-name="ce7" table:formula="oooc:=[.A140]" office:value-type="date" office:date-value="2007-07-17">
            <text:p>mar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18">
            <text:p>18/07/2007</text:p>
          </table:table-cell>
          <table:table-cell table:style-name="ce4" table:formula="oooc:=[.A141]" office:value-type="date" office:date-value="2007-07-18">
            <text:p>juillet 2007</text:p>
          </table:table-cell>
          <table:table-cell table:style-name="ce7" table:formula="oooc:=[.A141]" office:value-type="date" office:date-value="2007-07-18">
            <text:p>mercre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19">
            <text:p>19/07/2007</text:p>
          </table:table-cell>
          <table:table-cell table:style-name="ce4" table:formula="oooc:=[.A142]" office:value-type="date" office:date-value="2007-07-19">
            <text:p>juillet 2007</text:p>
          </table:table-cell>
          <table:table-cell table:style-name="ce7" table:formula="oooc:=[.A142]" office:value-type="date" office:date-value="2007-07-19">
            <text:p>jeu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20">
            <text:p>20/07/2007</text:p>
          </table:table-cell>
          <table:table-cell table:style-name="ce4" table:formula="oooc:=[.A143]" office:value-type="date" office:date-value="2007-07-20">
            <text:p>juillet 2007</text:p>
          </table:table-cell>
          <table:table-cell table:style-name="ce7" table:formula="oooc:=[.A143]" office:value-type="date" office:date-value="2007-07-20">
            <text:p>vendre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21">
            <text:p>21/07/2007</text:p>
          </table:table-cell>
          <table:table-cell table:style-name="ce4" table:formula="oooc:=[.A144]" office:value-type="date" office:date-value="2007-07-21">
            <text:p>juillet 2007</text:p>
          </table:table-cell>
          <table:table-cell table:style-name="ce7" table:formula="oooc:=[.A144]" office:value-type="date" office:date-value="2007-07-21">
            <text:p>same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22">
            <text:p>22/07/2007</text:p>
          </table:table-cell>
          <table:table-cell table:style-name="ce4" table:formula="oooc:=[.A145]" office:value-type="date" office:date-value="2007-07-22">
            <text:p>juillet 2007</text:p>
          </table:table-cell>
          <table:table-cell table:style-name="ce7" table:formula="oooc:=[.A145]" office:value-type="date" office:date-value="2007-07-22">
            <text:p>dimanche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23">
            <text:p>23/07/2007</text:p>
          </table:table-cell>
          <table:table-cell table:style-name="ce4" table:formula="oooc:=[.A146]" office:value-type="date" office:date-value="2007-07-23">
            <text:p>juillet 2007</text:p>
          </table:table-cell>
          <table:table-cell table:formula="oooc:=[.A146]" office:value-type="date" office:date-value="2007-07-23">
            <text:p>lun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24">
            <text:p>24/07/2007</text:p>
          </table:table-cell>
          <table:table-cell table:style-name="ce4" table:formula="oooc:=[.A147]" office:value-type="date" office:date-value="2007-07-24">
            <text:p>juillet 2007</text:p>
          </table:table-cell>
          <table:table-cell table:formula="oooc:=[.A147]" office:value-type="date" office:date-value="2007-07-24">
            <text:p>mar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25">
            <text:p>25/07/2007</text:p>
          </table:table-cell>
          <table:table-cell table:style-name="ce4" table:formula="oooc:=[.A148]" office:value-type="date" office:date-value="2007-07-25">
            <text:p>juillet 2007</text:p>
          </table:table-cell>
          <table:table-cell table:formula="oooc:=[.A148]" office:value-type="date" office:date-value="2007-07-25">
            <text:p>mercre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26">
            <text:p>26/07/2007</text:p>
          </table:table-cell>
          <table:table-cell table:style-name="ce4" table:formula="oooc:=[.A149]" office:value-type="date" office:date-value="2007-07-26">
            <text:p>juillet 2007</text:p>
          </table:table-cell>
          <table:table-cell table:formula="oooc:=[.A149]" office:value-type="date" office:date-value="2007-07-26">
            <text:p>jeu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27">
            <text:p>27/07/2007</text:p>
          </table:table-cell>
          <table:table-cell table:style-name="ce4" table:formula="oooc:=[.A150]" office:value-type="date" office:date-value="2007-07-27">
            <text:p>juillet 2007</text:p>
          </table:table-cell>
          <table:table-cell table:formula="oooc:=[.A150]" office:value-type="date" office:date-value="2007-07-27">
            <text:p>vendre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28">
            <text:p>28/07/2007</text:p>
          </table:table-cell>
          <table:table-cell table:style-name="ce4" table:formula="oooc:=[.A151]" office:value-type="date" office:date-value="2007-07-28">
            <text:p>juillet 2007</text:p>
          </table:table-cell>
          <table:table-cell table:formula="oooc:=[.A151]" office:value-type="date" office:date-value="2007-07-28">
            <text:p>same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29">
            <text:p>29/07/2007</text:p>
          </table:table-cell>
          <table:table-cell table:style-name="ce4" table:formula="oooc:=[.A152]" office:value-type="date" office:date-value="2007-07-29">
            <text:p>juillet 2007</text:p>
          </table:table-cell>
          <table:table-cell table:formula="oooc:=[.A152]" office:value-type="date" office:date-value="2007-07-29">
            <text:p>dimanche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30">
            <text:p>30/07/2007</text:p>
          </table:table-cell>
          <table:table-cell table:style-name="ce4" table:formula="oooc:=[.A153]" office:value-type="date" office:date-value="2007-07-30">
            <text:p>juillet 2007</text:p>
          </table:table-cell>
          <table:table-cell table:style-name="ce7" table:formula="oooc:=[.A153]" office:value-type="date" office:date-value="2007-07-30">
            <text:p>lundi </text:p>
          </table:table-cell>
          <table:table-cell table:number-columns-repeated="13"/>
          <table:covered-table-cell table:number-columns-repeated="3"/>
          <table:table-cell table:number-columns-repeated="6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7-31">
            <text:p>31/07/2007</text:p>
          </table:table-cell>
          <table:table-cell table:style-name="ce4" table:formula="oooc:=[.A154]" office:value-type="date" office:date-value="2007-07-31">
            <text:p>juillet 2007</text:p>
          </table:table-cell>
          <table:table-cell table:style-name="ce7" table:formula="oooc:=[.A154]" office:value-type="date" office:date-value="2007-07-31">
            <text:p>mardi </text:p>
          </table:table-cell>
          <table:table-cell table:number-columns-repeated="13"/>
          <table:covered-table-cell table:number-columns-repeated="3"/>
          <table:table-cell table:style-name="ce33" office:value-type="string" table:number-columns-spanned="3" table:number-rows-spanned="40">
            <text:p>Essais</text:p>
          </table:table-cell>
          <table:covered-table-cell table:number-columns-repeated="2"/>
          <table:table-cell table:number-columns-repeated="3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01">
            <text:p>01/08/2007</text:p>
          </table:table-cell>
          <table:table-cell table:formula="oooc:=[.A155]" office:value-type="date" office:date-value="2007-08-01">
            <text:p>août 2007</text:p>
          </table:table-cell>
          <table:table-cell table:style-name="ce7" table:formula="oooc:=[.A155]" office:value-type="date" office:date-value="2007-08-01">
            <text:p>mercredi </text:p>
          </table:table-cell>
          <table:table-cell table:number-columns-repeated="13"/>
          <table:covered-table-cell table:number-columns-repeated="6"/>
          <table:table-cell table:number-columns-repeated="3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02">
            <text:p>02/08/2007</text:p>
          </table:table-cell>
          <table:table-cell table:formula="oooc:=[.A156]" office:value-type="date" office:date-value="2007-08-02">
            <text:p>août 2007</text:p>
          </table:table-cell>
          <table:table-cell table:style-name="ce7" table:formula="oooc:=[.A156]" office:value-type="date" office:date-value="2007-08-02">
            <text:p>jeudi </text:p>
          </table:table-cell>
          <table:table-cell table:number-columns-repeated="13"/>
          <table:covered-table-cell table:number-columns-repeated="6"/>
          <table:table-cell table:number-columns-repeated="3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03">
            <text:p>03/08/2007</text:p>
          </table:table-cell>
          <table:table-cell table:formula="oooc:=[.A157]" office:value-type="date" office:date-value="2007-08-03">
            <text:p>août 2007</text:p>
          </table:table-cell>
          <table:table-cell table:style-name="ce7" table:formula="oooc:=[.A157]" office:value-type="date" office:date-value="2007-08-03">
            <text:p>vendredi </text:p>
          </table:table-cell>
          <table:table-cell table:number-columns-repeated="13"/>
          <table:covered-table-cell table:number-columns-repeated="6"/>
          <table:table-cell table:number-columns-repeated="3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04">
            <text:p>04/08/2007</text:p>
          </table:table-cell>
          <table:table-cell table:formula="oooc:=[.A158]" office:value-type="date" office:date-value="2007-08-04">
            <text:p>août 2007</text:p>
          </table:table-cell>
          <table:table-cell table:style-name="ce7" table:formula="oooc:=[.A158]" office:value-type="date" office:date-value="2007-08-04">
            <text:p>samedi </text:p>
          </table:table-cell>
          <table:table-cell table:number-columns-repeated="13"/>
          <table:covered-table-cell table:number-columns-repeated="6"/>
          <table:table-cell table:number-columns-repeated="3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05">
            <text:p>05/08/2007</text:p>
          </table:table-cell>
          <table:table-cell table:formula="oooc:=[.A159]" office:value-type="date" office:date-value="2007-08-05">
            <text:p>août 2007</text:p>
          </table:table-cell>
          <table:table-cell table:style-name="ce7" table:formula="oooc:=[.A159]" office:value-type="date" office:date-value="2007-08-05">
            <text:p>dimanche </text:p>
          </table:table-cell>
          <table:table-cell table:number-columns-repeated="13"/>
          <table:covered-table-cell table:number-columns-repeated="6"/>
          <table:table-cell table:number-columns-repeated="3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06">
            <text:p>06/08/2007</text:p>
          </table:table-cell>
          <table:table-cell table:formula="oooc:=[.A160]" office:value-type="date" office:date-value="2007-08-06">
            <text:p>août 2007</text:p>
          </table:table-cell>
          <table:table-cell table:formula="oooc:=[.A160]" office:value-type="date" office:date-value="2007-08-06">
            <text:p>lundi </text:p>
          </table:table-cell>
          <table:table-cell table:number-columns-repeated="13"/>
          <table:covered-table-cell table:number-columns-repeated="6"/>
          <table:table-cell table:number-columns-repeated="3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07">
            <text:p>07/08/2007</text:p>
          </table:table-cell>
          <table:table-cell table:formula="oooc:=[.A161]" office:value-type="date" office:date-value="2007-08-07">
            <text:p>août 2007</text:p>
          </table:table-cell>
          <table:table-cell table:formula="oooc:=[.A161]" office:value-type="date" office:date-value="2007-08-07">
            <text:p>mardi </text:p>
          </table:table-cell>
          <table:table-cell table:number-columns-repeated="13"/>
          <table:covered-table-cell table:number-columns-repeated="6"/>
          <table:table-cell table:number-columns-repeated="3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08">
            <text:p>08/08/2007</text:p>
          </table:table-cell>
          <table:table-cell table:formula="oooc:=[.A162]" office:value-type="date" office:date-value="2007-08-08">
            <text:p>août 2007</text:p>
          </table:table-cell>
          <table:table-cell table:formula="oooc:=[.A162]" office:value-type="date" office:date-value="2007-08-08">
            <text:p>mercredi </text:p>
          </table:table-cell>
          <table:table-cell table:number-columns-repeated="13"/>
          <table:covered-table-cell table:number-columns-repeated="6"/>
          <table:table-cell table:number-columns-repeated="3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09">
            <text:p>09/08/2007</text:p>
          </table:table-cell>
          <table:table-cell table:formula="oooc:=[.A163]" office:value-type="date" office:date-value="2007-08-09">
            <text:p>août 2007</text:p>
          </table:table-cell>
          <table:table-cell table:formula="oooc:=[.A163]" office:value-type="date" office:date-value="2007-08-09">
            <text:p>jeudi </text:p>
          </table:table-cell>
          <table:table-cell table:number-columns-repeated="13"/>
          <table:covered-table-cell table:number-columns-repeated="6"/>
          <table:table-cell table:number-columns-repeated="3"/>
          <table:covered-table-cell table:number-columns-repeated="3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10">
            <text:p>10/08/2007</text:p>
          </table:table-cell>
          <table:table-cell table:formula="oooc:=[.A164]" office:value-type="date" office:date-value="2007-08-10">
            <text:p>août 2007</text:p>
          </table:table-cell>
          <table:table-cell table:formula="oooc:=[.A164]" office:value-type="date" office:date-value="2007-08-10">
            <text:p>vendredi </text:p>
          </table:table-cell>
          <table:table-cell table:number-columns-repeated="13"/>
          <table:covered-table-cell table:number-columns-repeated="6"/>
          <table:table-cell table:style-name="ce29" office:value-type="string" table:number-columns-spanned="3" table:number-rows-spanned="31">
            <text:p>Mise au point prototype</text:p>
          </table:table-cell>
          <table:covered-table-cell table:number-columns-repeated="5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11">
            <text:p>11/08/2007</text:p>
          </table:table-cell>
          <table:table-cell table:formula="oooc:=[.A165]" office:value-type="date" office:date-value="2007-08-11">
            <text:p>août 2007</text:p>
          </table:table-cell>
          <table:table-cell table:formula="oooc:=[.A165]" office:value-type="date" office:date-value="2007-08-11">
            <text:p>samedi </text:p>
          </table:table-cell>
          <table:table-cell table:number-columns-repeated="13"/>
          <table:covered-table-cell table:number-columns-repeated="12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12">
            <text:p>12/08/2007</text:p>
          </table:table-cell>
          <table:table-cell table:formula="oooc:=[.A166]" office:value-type="date" office:date-value="2007-08-12">
            <text:p>août 2007</text:p>
          </table:table-cell>
          <table:table-cell table:formula="oooc:=[.A166]" office:value-type="date" office:date-value="2007-08-12">
            <text:p>dimanche </text:p>
          </table:table-cell>
          <table:table-cell table:number-columns-repeated="13"/>
          <table:covered-table-cell table:number-columns-repeated="12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13">
            <text:p>13/08/2007</text:p>
          </table:table-cell>
          <table:table-cell table:formula="oooc:=[.A167]" office:value-type="date" office:date-value="2007-08-13">
            <text:p>août 2007</text:p>
          </table:table-cell>
          <table:table-cell table:style-name="ce7" table:formula="oooc:=[.A167]" office:value-type="date" office:date-value="2007-08-13">
            <text:p>lundi </text:p>
          </table:table-cell>
          <table:table-cell table:number-columns-repeated="13"/>
          <table:covered-table-cell table:number-columns-repeated="12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14">
            <text:p>14/08/2007</text:p>
          </table:table-cell>
          <table:table-cell table:formula="oooc:=[.A168]" office:value-type="date" office:date-value="2007-08-14">
            <text:p>août 2007</text:p>
          </table:table-cell>
          <table:table-cell table:style-name="ce7" table:formula="oooc:=[.A168]" office:value-type="date" office:date-value="2007-08-14">
            <text:p>mardi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15">
            <text:p>15/08/2007</text:p>
          </table:table-cell>
          <table:table-cell table:formula="oooc:=[.A169]" office:value-type="date" office:date-value="2007-08-15">
            <text:p>août 2007</text:p>
          </table:table-cell>
          <table:table-cell table:style-name="ce7" table:formula="oooc:=[.A169]" office:value-type="date" office:date-value="2007-08-15">
            <text:p>mercredi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16">
            <text:p>16/08/2007</text:p>
          </table:table-cell>
          <table:table-cell table:formula="oooc:=[.A170]" office:value-type="date" office:date-value="2007-08-16">
            <text:p>août 2007</text:p>
          </table:table-cell>
          <table:table-cell table:style-name="ce7" table:formula="oooc:=[.A170]" office:value-type="date" office:date-value="2007-08-16">
            <text:p>jeudi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17">
            <text:p>17/08/2007</text:p>
          </table:table-cell>
          <table:table-cell table:formula="oooc:=[.A171]" office:value-type="date" office:date-value="2007-08-17">
            <text:p>août 2007</text:p>
          </table:table-cell>
          <table:table-cell table:style-name="ce7" table:formula="oooc:=[.A171]" office:value-type="date" office:date-value="2007-08-17">
            <text:p>vendredi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18">
            <text:p>18/08/2007</text:p>
          </table:table-cell>
          <table:table-cell table:formula="oooc:=[.A172]" office:value-type="date" office:date-value="2007-08-18">
            <text:p>août 2007</text:p>
          </table:table-cell>
          <table:table-cell table:style-name="ce7" table:formula="oooc:=[.A172]" office:value-type="date" office:date-value="2007-08-18">
            <text:p>samedi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19">
            <text:p>19/08/2007</text:p>
          </table:table-cell>
          <table:table-cell table:formula="oooc:=[.A173]" office:value-type="date" office:date-value="2007-08-19">
            <text:p>août 2007</text:p>
          </table:table-cell>
          <table:table-cell table:style-name="ce7" table:formula="oooc:=[.A173]" office:value-type="date" office:date-value="2007-08-19">
            <text:p>dimanche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20">
            <text:p>20/08/2007</text:p>
          </table:table-cell>
          <table:table-cell table:formula="oooc:=[.A174]" office:value-type="date" office:date-value="2007-08-20">
            <text:p>août 2007</text:p>
          </table:table-cell>
          <table:table-cell table:formula="oooc:=[.A174]" office:value-type="date" office:date-value="2007-08-20">
            <text:p>lundi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21">
            <text:p>21/08/2007</text:p>
          </table:table-cell>
          <table:table-cell table:formula="oooc:=[.A175]" office:value-type="date" office:date-value="2007-08-21">
            <text:p>août 2007</text:p>
          </table:table-cell>
          <table:table-cell table:formula="oooc:=[.A175]" office:value-type="date" office:date-value="2007-08-21">
            <text:p>mardi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22">
            <text:p>22/08/2007</text:p>
          </table:table-cell>
          <table:table-cell table:formula="oooc:=[.A176]" office:value-type="date" office:date-value="2007-08-22">
            <text:p>août 2007</text:p>
          </table:table-cell>
          <table:table-cell table:formula="oooc:=[.A176]" office:value-type="date" office:date-value="2007-08-22">
            <text:p>mercredi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23">
            <text:p>23/08/2007</text:p>
          </table:table-cell>
          <table:table-cell table:formula="oooc:=[.A177]" office:value-type="date" office:date-value="2007-08-23">
            <text:p>août 2007</text:p>
          </table:table-cell>
          <table:table-cell table:formula="oooc:=[.A177]" office:value-type="date" office:date-value="2007-08-23">
            <text:p>jeudi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24">
            <text:p>24/08/2007</text:p>
          </table:table-cell>
          <table:table-cell table:formula="oooc:=[.A178]" office:value-type="date" office:date-value="2007-08-24">
            <text:p>août 2007</text:p>
          </table:table-cell>
          <table:table-cell table:formula="oooc:=[.A178]" office:value-type="date" office:date-value="2007-08-24">
            <text:p>vendredi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25">
            <text:p>25/08/2007</text:p>
          </table:table-cell>
          <table:table-cell table:formula="oooc:=[.A179]" office:value-type="date" office:date-value="2007-08-25">
            <text:p>août 2007</text:p>
          </table:table-cell>
          <table:table-cell table:formula="oooc:=[.A179]" office:value-type="date" office:date-value="2007-08-25">
            <text:p>samedi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26">
            <text:p>26/08/2007</text:p>
          </table:table-cell>
          <table:table-cell table:formula="oooc:=[.A180]" office:value-type="date" office:date-value="2007-08-26">
            <text:p>août 2007</text:p>
          </table:table-cell>
          <table:table-cell table:formula="oooc:=[.A180]" office:value-type="date" office:date-value="2007-08-26">
            <text:p>dimanche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27">
            <text:p>27/08/2007</text:p>
          </table:table-cell>
          <table:table-cell table:formula="oooc:=[.A181]" office:value-type="date" office:date-value="2007-08-27">
            <text:p>août 2007</text:p>
          </table:table-cell>
          <table:table-cell table:style-name="ce7" table:formula="oooc:=[.A181]" office:value-type="date" office:date-value="2007-08-27">
            <text:p>lundi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28">
            <text:p>28/08/2007</text:p>
          </table:table-cell>
          <table:table-cell table:formula="oooc:=[.A182]" office:value-type="date" office:date-value="2007-08-28">
            <text:p>août 2007</text:p>
          </table:table-cell>
          <table:table-cell table:style-name="ce7" table:formula="oooc:=[.A182]" office:value-type="date" office:date-value="2007-08-28">
            <text:p>mardi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29">
            <text:p>29/08/2007</text:p>
          </table:table-cell>
          <table:table-cell table:formula="oooc:=[.A183]" office:value-type="date" office:date-value="2007-08-29">
            <text:p>août 2007</text:p>
          </table:table-cell>
          <table:table-cell table:style-name="ce7" table:formula="oooc:=[.A183]" office:value-type="date" office:date-value="2007-08-29">
            <text:p>mercredi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30">
            <text:p>30/08/2007</text:p>
          </table:table-cell>
          <table:table-cell table:formula="oooc:=[.A184]" office:value-type="date" office:date-value="2007-08-30">
            <text:p>août 2007</text:p>
          </table:table-cell>
          <table:table-cell table:style-name="ce7" table:formula="oooc:=[.A184]" office:value-type="date" office:date-value="2007-08-30">
            <text:p>jeudi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8-31">
            <text:p>31/08/2007</text:p>
          </table:table-cell>
          <table:table-cell table:formula="oooc:=[.A185]" office:value-type="date" office:date-value="2007-08-31">
            <text:p>août 2007</text:p>
          </table:table-cell>
          <table:table-cell table:style-name="ce7" table:formula="oooc:=[.A185]" office:value-type="date" office:date-value="2007-08-31">
            <text:p>vendredi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9-01">
            <text:p>01/09/2007</text:p>
          </table:table-cell>
          <table:table-cell table:style-name="ce4" table:formula="oooc:=[.A186]" office:value-type="date" office:date-value="2007-09-01">
            <text:p>septembre 2007</text:p>
          </table:table-cell>
          <table:table-cell table:style-name="ce7" table:formula="oooc:=[.A186]" office:value-type="date" office:date-value="2007-09-01">
            <text:p>samedi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9-02">
            <text:p>02/09/2007</text:p>
          </table:table-cell>
          <table:table-cell table:style-name="ce4" table:formula="oooc:=[.A187]" office:value-type="date" office:date-value="2007-09-02">
            <text:p>septembre 2007</text:p>
          </table:table-cell>
          <table:table-cell table:style-name="ce7" table:formula="oooc:=[.A187]" office:value-type="date" office:date-value="2007-09-02">
            <text:p>dimanche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9-03">
            <text:p>03/09/2007</text:p>
          </table:table-cell>
          <table:table-cell table:style-name="ce4" table:formula="oooc:=[.A188]" office:value-type="date" office:date-value="2007-09-03">
            <text:p>septembre 2007</text:p>
          </table:table-cell>
          <table:table-cell table:formula="oooc:=[.A188]" office:value-type="date" office:date-value="2007-09-03">
            <text:p>lundi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9-04">
            <text:p>04/09/2007</text:p>
          </table:table-cell>
          <table:table-cell table:style-name="ce4" table:formula="oooc:=[.A189]" office:value-type="date" office:date-value="2007-09-04">
            <text:p>septembre 2007</text:p>
          </table:table-cell>
          <table:table-cell table:formula="oooc:=[.A189]" office:value-type="date" office:date-value="2007-09-04">
            <text:p>mardi </text:p>
          </table:table-cell>
          <table:table-cell table:number-columns-repeated="13"/>
          <table:covered-table-cell table:number-columns-repeated="9"/>
          <table:table-cell table:number-columns-repeated="9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9-05">
            <text:p>05/09/2007</text:p>
          </table:table-cell>
          <table:table-cell table:style-name="ce4" table:formula="oooc:=[.A190]" office:value-type="date" office:date-value="2007-09-05">
            <text:p>septembre 2007</text:p>
          </table:table-cell>
          <table:table-cell table:formula="oooc:=[.A190]" office:value-type="date" office:date-value="2007-09-05">
            <text:p>mercredi </text:p>
          </table:table-cell>
          <table:table-cell table:number-columns-repeated="13"/>
          <table:covered-table-cell table:number-columns-repeated="9"/>
          <table:table-cell table:style-name="ce28" office:value-type="string" table:number-columns-spanned="3" table:number-rows-spanned="5">
            <text:p>Prototype station sol opérationnel</text:p>
          </table:table-cell>
          <table:covered-table-cell table:number-columns-repeated="2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9-06">
            <text:p>06/09/2007</text:p>
          </table:table-cell>
          <table:table-cell table:style-name="ce4" table:formula="oooc:=[.A191]" office:value-type="date" office:date-value="2007-09-06">
            <text:p>septembre 2007</text:p>
          </table:table-cell>
          <table:table-cell table:formula="oooc:=[.A191]" office:value-type="date" office:date-value="2007-09-06">
            <text:p>jeudi </text:p>
          </table:table-cell>
          <table:table-cell table:number-columns-repeated="13"/>
          <table:covered-table-cell table:number-columns-repeated="12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9-07">
            <text:p>07/09/2007</text:p>
          </table:table-cell>
          <table:table-cell table:style-name="ce4" table:formula="oooc:=[.A192]" office:value-type="date" office:date-value="2007-09-07">
            <text:p>septembre 2007</text:p>
          </table:table-cell>
          <table:table-cell table:formula="oooc:=[.A192]" office:value-type="date" office:date-value="2007-09-07">
            <text:p>vendredi </text:p>
          </table:table-cell>
          <table:table-cell table:number-columns-repeated="13"/>
          <table:covered-table-cell table:number-columns-repeated="12"/>
          <table:table-cell table:number-columns-repeated="6"/>
          <table:covered-table-cell table:number-columns-repeated="3"/>
          <table:table-cell table:number-columns-repeated="219"/>
        </table:table-row>
        <table:table-row table:style-name="ro2">
          <table:table-cell office:value-type="date" office:date-value="2007-09-08">
            <text:p>08/09/2007</text:p>
          </table:table-cell>
          <table:table-cell table:style-name="ce4" table:formula="oooc:=[.A193]" office:value-type="date" office:date-value="2007-09-08">
            <text:p>septembre 2007</text:p>
          </table:table-cell>
          <table:table-cell table:formula="oooc:=[.A193]" office:value-type="date" office:date-value="2007-09-08">
            <text:p>samedi </text:p>
          </table:table-cell>
          <table:table-cell table:number-columns-repeated="13"/>
          <table:covered-table-cell table:number-columns-repeated="12"/>
          <table:table-cell table:number-columns-repeated="228"/>
        </table:table-row>
        <table:table-row table:style-name="ro2">
          <table:table-cell office:value-type="date" office:date-value="2007-09-09">
            <text:p>09/09/2007</text:p>
          </table:table-cell>
          <table:table-cell table:style-name="ce4" table:formula="oooc:=[.A194]" office:value-type="date" office:date-value="2007-09-09">
            <text:p>septembre 2007</text:p>
          </table:table-cell>
          <table:table-cell table:formula="oooc:=[.A194]" office:value-type="date" office:date-value="2007-09-09">
            <text:p>dimanche </text:p>
          </table:table-cell>
          <table:table-cell table:number-columns-repeated="19"/>
          <table:covered-table-cell table:number-columns-repeated="6"/>
          <table:table-cell table:number-columns-repeated="228"/>
        </table:table-row>
        <table:table-row table:style-name="ro2">
          <table:table-cell office:value-type="date" office:date-value="2007-09-10">
            <text:p>10/09/2007</text:p>
          </table:table-cell>
          <table:table-cell table:style-name="ce4" table:formula="oooc:=[.A195]" office:value-type="date" office:date-value="2007-09-10">
            <text:p>septembre 2007</text:p>
          </table:table-cell>
          <table:table-cell table:style-name="ce7" table:formula="oooc:=[.A195]" office:value-type="date" office:date-value="2007-09-10">
            <text:p>lundi </text:p>
          </table:table-cell>
          <table:table-cell table:number-columns-repeated="253"/>
        </table:table-row>
        <table:table-row table:style-name="ro2">
          <table:table-cell office:value-type="date" office:date-value="2007-09-11">
            <text:p>11/09/2007</text:p>
          </table:table-cell>
          <table:table-cell table:style-name="ce4" table:formula="oooc:=[.A196]" office:value-type="date" office:date-value="2007-09-11">
            <text:p>septembre 2007</text:p>
          </table:table-cell>
          <table:table-cell table:style-name="ce7" table:formula="oooc:=[.A196]" office:value-type="date" office:date-value="2007-09-11">
            <text:p>mardi </text:p>
          </table:table-cell>
          <table:table-cell table:number-columns-repeated="253"/>
        </table:table-row>
        <table:table-row table:style-name="ro2">
          <table:table-cell office:value-type="date" office:date-value="2007-09-12">
            <text:p>12/09/2007</text:p>
          </table:table-cell>
          <table:table-cell table:style-name="ce4" table:formula="oooc:=[.A197]" office:value-type="date" office:date-value="2007-09-12">
            <text:p>septembre 2007</text:p>
          </table:table-cell>
          <table:table-cell table:style-name="ce7" table:formula="oooc:=[.A197]" office:value-type="date" office:date-value="2007-09-12">
            <text:p>mercredi </text:p>
          </table:table-cell>
          <table:table-cell table:number-columns-repeated="253"/>
        </table:table-row>
        <table:table-row table:style-name="ro2">
          <table:table-cell office:value-type="date" office:date-value="2007-09-13">
            <text:p>13/09/2007</text:p>
          </table:table-cell>
          <table:table-cell table:style-name="ce4" table:formula="oooc:=[.A198]" office:value-type="date" office:date-value="2007-09-13">
            <text:p>septembre 2007</text:p>
          </table:table-cell>
          <table:table-cell table:style-name="ce7" table:formula="oooc:=[.A198]" office:value-type="date" office:date-value="2007-09-13">
            <text:p>jeudi </text:p>
          </table:table-cell>
          <table:table-cell table:number-columns-repeated="253"/>
        </table:table-row>
        <table:table-row table:style-name="ro2">
          <table:table-cell office:value-type="date" office:date-value="2007-09-14">
            <text:p>14/09/2007</text:p>
          </table:table-cell>
          <table:table-cell table:style-name="ce4" table:formula="oooc:=[.A199]" office:value-type="date" office:date-value="2007-09-14">
            <text:p>septembre 2007</text:p>
          </table:table-cell>
          <table:table-cell table:style-name="ce7" table:formula="oooc:=[.A199]" office:value-type="date" office:date-value="2007-09-14">
            <text:p>vendredi </text:p>
          </table:table-cell>
          <table:table-cell table:number-columns-repeated="253"/>
        </table:table-row>
        <table:table-row table:style-name="ro2">
          <table:table-cell office:value-type="date" office:date-value="2007-09-15">
            <text:p>15/09/2007</text:p>
          </table:table-cell>
          <table:table-cell table:style-name="ce4" table:formula="oooc:=[.A200]" office:value-type="date" office:date-value="2007-09-15">
            <text:p>septembre 2007</text:p>
          </table:table-cell>
          <table:table-cell table:style-name="ce7" table:formula="oooc:=[.A200]" office:value-type="date" office:date-value="2007-09-15">
            <text:p>samedi </text:p>
          </table:table-cell>
          <table:table-cell table:number-columns-repeated="253"/>
        </table:table-row>
        <table:table-row table:style-name="ro2">
          <table:table-cell office:value-type="date" office:date-value="2007-09-16">
            <text:p>16/09/2007</text:p>
          </table:table-cell>
          <table:table-cell table:style-name="ce4" table:formula="oooc:=[.A201]" office:value-type="date" office:date-value="2007-09-16">
            <text:p>septembre 2007</text:p>
          </table:table-cell>
          <table:table-cell table:style-name="ce7" table:formula="oooc:=[.A201]" office:value-type="date" office:date-value="2007-09-16">
            <text:p>dimanche </text:p>
          </table:table-cell>
          <table:table-cell table:number-columns-repeated="253"/>
        </table:table-row>
        <table:table-row table:style-name="ro2">
          <table:table-cell office:value-type="date" office:date-value="2007-09-17">
            <text:p>17/09/2007</text:p>
          </table:table-cell>
          <table:table-cell table:style-name="ce4" table:formula="oooc:=[.A202]" office:value-type="date" office:date-value="2007-09-17">
            <text:p>septembre 2007</text:p>
          </table:table-cell>
          <table:table-cell table:formula="oooc:=[.A202]" office:value-type="date" office:date-value="2007-09-17">
            <text:p>lundi </text:p>
          </table:table-cell>
          <table:table-cell table:number-columns-repeated="253"/>
        </table:table-row>
        <table:table-row table:style-name="ro2">
          <table:table-cell office:value-type="date" office:date-value="2007-09-18">
            <text:p>18/09/2007</text:p>
          </table:table-cell>
          <table:table-cell table:style-name="ce4" table:formula="oooc:=[.A203]" office:value-type="date" office:date-value="2007-09-18">
            <text:p>septembre 2007</text:p>
          </table:table-cell>
          <table:table-cell table:formula="oooc:=[.A203]" office:value-type="date" office:date-value="2007-09-18">
            <text:p>mardi </text:p>
          </table:table-cell>
          <table:table-cell table:style-name="ce12" office:value-type="string" table:number-columns-spanned="1" table:number-rows-spanned="4">
            <text:p>MAV 07</text:p>
          </table:table-cell>
          <table:table-cell table:number-columns-repeated="252"/>
        </table:table-row>
        <table:table-row table:style-name="ro2">
          <table:table-cell office:value-type="date" office:date-value="2007-09-19">
            <text:p>19/09/2007</text:p>
          </table:table-cell>
          <table:table-cell table:style-name="ce4" table:formula="oooc:=[.A204]" office:value-type="date" office:date-value="2007-09-19">
            <text:p>septembre 2007</text:p>
          </table:table-cell>
          <table:table-cell table:formula="oooc:=[.A204]" office:value-type="date" office:date-value="2007-09-19">
            <text:p>mercredi </text:p>
          </table:table-cell>
          <table:covered-table-cell/>
          <table:table-cell table:number-columns-repeated="252"/>
        </table:table-row>
        <table:table-row table:style-name="ro2">
          <table:table-cell office:value-type="date" office:date-value="2007-09-20">
            <text:p>20/09/2007</text:p>
          </table:table-cell>
          <table:table-cell table:style-name="ce4" table:formula="oooc:=[.A205]" office:value-type="date" office:date-value="2007-09-20">
            <text:p>septembre 2007</text:p>
          </table:table-cell>
          <table:table-cell table:formula="oooc:=[.A205]" office:value-type="date" office:date-value="2007-09-20">
            <text:p>jeudi </text:p>
          </table:table-cell>
          <table:covered-table-cell/>
          <table:table-cell table:number-columns-repeated="252"/>
        </table:table-row>
        <table:table-row table:style-name="ro2">
          <table:table-cell office:value-type="date" office:date-value="2007-09-21">
            <text:p>21/09/2007</text:p>
          </table:table-cell>
          <table:table-cell table:style-name="ce4" table:formula="oooc:=[.A206]" office:value-type="date" office:date-value="2007-09-21">
            <text:p>septembre 2007</text:p>
          </table:table-cell>
          <table:table-cell table:formula="oooc:=[.A206]" office:value-type="date" office:date-value="2007-09-21">
            <text:p>vendredi </text:p>
          </table:table-cell>
          <table:covered-table-cell/>
          <table:table-cell table:number-columns-repeated="252"/>
        </table:table-row>
        <table:table-row table:style-name="ro2">
          <table:table-cell office:value-type="date" office:date-value="2007-09-22">
            <text:p>22/09/2007</text:p>
          </table:table-cell>
          <table:table-cell table:style-name="ce4" table:formula="oooc:=[.A207]" office:value-type="date" office:date-value="2007-09-22">
            <text:p>septembre 2007</text:p>
          </table:table-cell>
          <table:table-cell table:formula="oooc:=[.A207]" office:value-type="date" office:date-value="2007-09-22">
            <text:p>samedi </text:p>
          </table:table-cell>
          <table:table-cell table:number-columns-repeated="253"/>
        </table:table-row>
        <table:table-row table:style-name="ro2">
          <table:table-cell office:value-type="date" office:date-value="2007-09-23">
            <text:p>23/09/2007</text:p>
          </table:table-cell>
          <table:table-cell table:style-name="ce4" table:formula="oooc:=[.A208]" office:value-type="date" office:date-value="2007-09-23">
            <text:p>septembre 2007</text:p>
          </table:table-cell>
          <table:table-cell table:formula="oooc:=[.A208]" office:value-type="date" office:date-value="2007-09-23">
            <text:p>dimanche </text:p>
          </table:table-cell>
          <table:table-cell table:number-columns-repeated="253"/>
        </table:table-row>
        <table:table-row table:style-name="ro2">
          <table:table-cell office:value-type="date" office:date-value="2007-09-24">
            <text:p>24/09/2007</text:p>
          </table:table-cell>
          <table:table-cell table:style-name="ce4" table:formula="oooc:=[.A209]" office:value-type="date" office:date-value="2007-09-24">
            <text:p>septembre 2007</text:p>
          </table:table-cell>
          <table:table-cell table:style-name="ce7" table:formula="oooc:=[.A209]" office:value-type="date" office:date-value="2007-09-24">
            <text:p>lundi </text:p>
          </table:table-cell>
          <table:table-cell table:number-columns-repeated="253"/>
        </table:table-row>
        <table:table-row table:style-name="ro2">
          <table:table-cell office:value-type="date" office:date-value="2007-09-25">
            <text:p>25/09/2007</text:p>
          </table:table-cell>
          <table:table-cell table:style-name="ce4" table:formula="oooc:=[.A210]" office:value-type="date" office:date-value="2007-09-25">
            <text:p>septembre 2007</text:p>
          </table:table-cell>
          <table:table-cell table:style-name="ce7" table:formula="oooc:=[.A210]" office:value-type="date" office:date-value="2007-09-25">
            <text:p>mardi </text:p>
          </table:table-cell>
          <table:table-cell table:number-columns-repeated="253"/>
        </table:table-row>
        <table:table-row table:style-name="ro2">
          <table:table-cell office:value-type="date" office:date-value="2007-09-26">
            <text:p>26/09/2007</text:p>
          </table:table-cell>
          <table:table-cell table:style-name="ce4" table:formula="oooc:=[.A211]" office:value-type="date" office:date-value="2007-09-26">
            <text:p>septembre 2007</text:p>
          </table:table-cell>
          <table:table-cell table:style-name="ce7" table:formula="oooc:=[.A211]" office:value-type="date" office:date-value="2007-09-26">
            <text:p>mercredi </text:p>
          </table:table-cell>
          <table:table-cell table:number-columns-repeated="253"/>
        </table:table-row>
        <table:table-row table:style-name="ro2">
          <table:table-cell office:value-type="date" office:date-value="2007-09-27">
            <text:p>27/09/2007</text:p>
          </table:table-cell>
          <table:table-cell table:style-name="ce4" table:formula="oooc:=[.A212]" office:value-type="date" office:date-value="2007-09-27">
            <text:p>septembre 2007</text:p>
          </table:table-cell>
          <table:table-cell table:style-name="ce7" table:formula="oooc:=[.A212]" office:value-type="date" office:date-value="2007-09-27">
            <text:p>jeudi </text:p>
          </table:table-cell>
          <table:table-cell table:number-columns-repeated="253"/>
        </table:table-row>
        <table:table-row table:style-name="ro2">
          <table:table-cell office:value-type="date" office:date-value="2007-09-28">
            <text:p>28/09/2007</text:p>
          </table:table-cell>
          <table:table-cell table:style-name="ce4" table:formula="oooc:=[.A213]" office:value-type="date" office:date-value="2007-09-28">
            <text:p>septembre 2007</text:p>
          </table:table-cell>
          <table:table-cell table:style-name="ce7" table:formula="oooc:=[.A213]" office:value-type="date" office:date-value="2007-09-28">
            <text:p>vendredi </text:p>
          </table:table-cell>
          <table:table-cell table:number-columns-repeated="253"/>
        </table:table-row>
        <table:table-row table:style-name="ro2">
          <table:table-cell office:value-type="date" office:date-value="2007-09-29">
            <text:p>29/09/2007</text:p>
          </table:table-cell>
          <table:table-cell table:style-name="ce4" table:formula="oooc:=[.A214]" office:value-type="date" office:date-value="2007-09-29">
            <text:p>septembre 2007</text:p>
          </table:table-cell>
          <table:table-cell table:style-name="ce7" table:formula="oooc:=[.A214]" office:value-type="date" office:date-value="2007-09-29">
            <text:p>samedi </text:p>
          </table:table-cell>
          <table:table-cell table:number-columns-repeated="253"/>
        </table:table-row>
        <table:table-row table:style-name="ro2">
          <table:table-cell office:value-type="date" office:date-value="2007-09-30">
            <text:p>30/09/2007</text:p>
          </table:table-cell>
          <table:table-cell table:style-name="ce4" table:formula="oooc:=[.A215]" office:value-type="date" office:date-value="2007-09-30">
            <text:p>septembre 2007</text:p>
          </table:table-cell>
          <table:table-cell table:style-name="ce7" table:formula="oooc:=[.A215]" office:value-type="date" office:date-value="2007-09-30">
            <text:p>dimanche </text:p>
          </table:table-cell>
          <table:table-cell table:number-columns-repeated="253"/>
        </table:table-row>
        <table:table-row table:style-name="ro2">
          <table:table-cell office:value-type="date" office:date-value="2007-10-01">
            <text:p>01/10/2007</text:p>
          </table:table-cell>
          <table:table-cell table:formula="oooc:=[.A216]" office:value-type="date" office:date-value="2007-10-01">
            <text:p>octobre 2007</text:p>
          </table:table-cell>
          <table:table-cell table:formula="oooc:=[.A216]" office:value-type="date" office:date-value="2007-10-01">
            <text:p>lundi </text:p>
          </table:table-cell>
          <table:table-cell table:number-columns-repeated="253"/>
        </table:table-row>
        <table:table-row table:style-name="ro2">
          <table:table-cell office:value-type="date" office:date-value="2007-10-02">
            <text:p>02/10/2007</text:p>
          </table:table-cell>
          <table:table-cell table:formula="oooc:=[.A217]" office:value-type="date" office:date-value="2007-10-02">
            <text:p>octobre 2007</text:p>
          </table:table-cell>
          <table:table-cell table:formula="oooc:=[.A217]" office:value-type="date" office:date-value="2007-10-02">
            <text:p>mardi </text:p>
          </table:table-cell>
          <table:table-cell table:number-columns-repeated="253"/>
        </table:table-row>
        <table:table-row table:style-name="ro2">
          <table:table-cell office:value-type="date" office:date-value="2007-10-03">
            <text:p>03/10/2007</text:p>
          </table:table-cell>
          <table:table-cell table:formula="oooc:=[.A218]" office:value-type="date" office:date-value="2007-10-03">
            <text:p>octobre 2007</text:p>
          </table:table-cell>
          <table:table-cell table:formula="oooc:=[.A218]" office:value-type="date" office:date-value="2007-10-03">
            <text:p>mercredi </text:p>
          </table:table-cell>
          <table:table-cell table:number-columns-repeated="253"/>
        </table:table-row>
        <table:table-row table:style-name="ro2">
          <table:table-cell office:value-type="date" office:date-value="2007-10-04">
            <text:p>04/10/2007</text:p>
          </table:table-cell>
          <table:table-cell table:formula="oooc:=[.A219]" office:value-type="date" office:date-value="2007-10-04">
            <text:p>octobre 2007</text:p>
          </table:table-cell>
          <table:table-cell table:formula="oooc:=[.A219]" office:value-type="date" office:date-value="2007-10-04">
            <text:p>jeudi </text:p>
          </table:table-cell>
          <table:table-cell table:number-columns-repeated="253"/>
        </table:table-row>
        <table:table-row table:style-name="ro2">
          <table:table-cell office:value-type="date" office:date-value="2007-10-05">
            <text:p>05/10/2007</text:p>
          </table:table-cell>
          <table:table-cell table:formula="oooc:=[.A220]" office:value-type="date" office:date-value="2007-10-05">
            <text:p>octobre 2007</text:p>
          </table:table-cell>
          <table:table-cell table:formula="oooc:=[.A220]" office:value-type="date" office:date-value="2007-10-05">
            <text:p>vendredi </text:p>
          </table:table-cell>
          <table:table-cell table:number-columns-repeated="253"/>
        </table:table-row>
        <table:table-row table:style-name="ro2">
          <table:table-cell office:value-type="date" office:date-value="2007-10-06">
            <text:p>06/10/2007</text:p>
          </table:table-cell>
          <table:table-cell table:formula="oooc:=[.A221]" office:value-type="date" office:date-value="2007-10-06">
            <text:p>octobre 2007</text:p>
          </table:table-cell>
          <table:table-cell table:formula="oooc:=[.A221]" office:value-type="date" office:date-value="2007-10-06">
            <text:p>samedi </text:p>
          </table:table-cell>
          <table:table-cell table:number-columns-repeated="253"/>
        </table:table-row>
        <table:table-row table:style-name="ro2">
          <table:table-cell office:value-type="date" office:date-value="2007-10-07">
            <text:p>07/10/2007</text:p>
          </table:table-cell>
          <table:table-cell table:formula="oooc:=[.A222]" office:value-type="date" office:date-value="2007-10-07">
            <text:p>octobre 2007</text:p>
          </table:table-cell>
          <table:table-cell table:formula="oooc:=[.A222]" office:value-type="date" office:date-value="2007-10-07">
            <text:p>dimanche </text:p>
          </table:table-cell>
          <table:table-cell table:number-columns-repeated="253"/>
        </table:table-row>
        <table:table-row table:style-name="ro2">
          <table:table-cell office:value-type="date" office:date-value="2007-10-08">
            <text:p>08/10/2007</text:p>
          </table:table-cell>
          <table:table-cell table:formula="oooc:=[.A223]" office:value-type="date" office:date-value="2007-10-08">
            <text:p>octobre 2007</text:p>
          </table:table-cell>
          <table:table-cell table:style-name="ce7" table:formula="oooc:=[.A223]" office:value-type="date" office:date-value="2007-10-08">
            <text:p>lundi </text:p>
          </table:table-cell>
          <table:table-cell table:number-columns-repeated="253"/>
        </table:table-row>
        <table:table-row table:style-name="ro2">
          <table:table-cell office:value-type="date" office:date-value="2007-10-09">
            <text:p>09/10/2007</text:p>
          </table:table-cell>
          <table:table-cell table:formula="oooc:=[.A224]" office:value-type="date" office:date-value="2007-10-09">
            <text:p>octobre 2007</text:p>
          </table:table-cell>
          <table:table-cell table:style-name="ce7" table:formula="oooc:=[.A224]" office:value-type="date" office:date-value="2007-10-09">
            <text:p>mardi </text:p>
          </table:table-cell>
          <table:table-cell table:number-columns-repeated="253"/>
        </table:table-row>
        <table:table-row table:style-name="ro2">
          <table:table-cell office:value-type="date" office:date-value="2007-10-10">
            <text:p>10/10/2007</text:p>
          </table:table-cell>
          <table:table-cell table:formula="oooc:=[.A225]" office:value-type="date" office:date-value="2007-10-10">
            <text:p>octobre 2007</text:p>
          </table:table-cell>
          <table:table-cell table:style-name="ce7" table:formula="oooc:=[.A225]" office:value-type="date" office:date-value="2007-10-10">
            <text:p>mercredi </text:p>
          </table:table-cell>
          <table:table-cell table:number-columns-repeated="253"/>
        </table:table-row>
        <table:table-row table:style-name="ro2">
          <table:table-cell office:value-type="date" office:date-value="2007-10-11">
            <text:p>11/10/2007</text:p>
          </table:table-cell>
          <table:table-cell table:formula="oooc:=[.A226]" office:value-type="date" office:date-value="2007-10-11">
            <text:p>octobre 2007</text:p>
          </table:table-cell>
          <table:table-cell table:style-name="ce7" table:formula="oooc:=[.A226]" office:value-type="date" office:date-value="2007-10-11">
            <text:p>jeudi </text:p>
          </table:table-cell>
          <table:table-cell table:number-columns-repeated="253"/>
        </table:table-row>
        <table:table-row table:style-name="ro2">
          <table:table-cell office:value-type="date" office:date-value="2007-10-12">
            <text:p>12/10/2007</text:p>
          </table:table-cell>
          <table:table-cell table:formula="oooc:=[.A227]" office:value-type="date" office:date-value="2007-10-12">
            <text:p>octobre 2007</text:p>
          </table:table-cell>
          <table:table-cell table:style-name="ce7" table:formula="oooc:=[.A227]" office:value-type="date" office:date-value="2007-10-12">
            <text:p>vendredi </text:p>
          </table:table-cell>
          <table:table-cell table:number-columns-repeated="253"/>
        </table:table-row>
        <table:table-row table:style-name="ro2">
          <table:table-cell office:value-type="date" office:date-value="2007-10-13">
            <text:p>13/10/2007</text:p>
          </table:table-cell>
          <table:table-cell table:formula="oooc:=[.A228]" office:value-type="date" office:date-value="2007-10-13">
            <text:p>octobre 2007</text:p>
          </table:table-cell>
          <table:table-cell table:style-name="ce7" table:formula="oooc:=[.A228]" office:value-type="date" office:date-value="2007-10-13">
            <text:p>samedi </text:p>
          </table:table-cell>
          <table:table-cell table:number-columns-repeated="253"/>
        </table:table-row>
        <table:table-row table:style-name="ro2">
          <table:table-cell office:value-type="date" office:date-value="2007-10-14">
            <text:p>14/10/2007</text:p>
          </table:table-cell>
          <table:table-cell table:formula="oooc:=[.A229]" office:value-type="date" office:date-value="2007-10-14">
            <text:p>octobre 2007</text:p>
          </table:table-cell>
          <table:table-cell table:style-name="ce7" table:formula="oooc:=[.A229]" office:value-type="date" office:date-value="2007-10-14">
            <text:p>dimanche </text:p>
          </table:table-cell>
          <table:table-cell table:number-columns-repeated="253"/>
        </table:table-row>
        <table:table-row table:style-name="ro2">
          <table:table-cell office:value-type="date" office:date-value="2007-10-15">
            <text:p>15/10/2007</text:p>
          </table:table-cell>
          <table:table-cell table:formula="oooc:=[.A230]" office:value-type="date" office:date-value="2007-10-15">
            <text:p>octobre 2007</text:p>
          </table:table-cell>
          <table:table-cell table:formula="oooc:=[.A230]" office:value-type="date" office:date-value="2007-10-15">
            <text:p>lundi </text:p>
          </table:table-cell>
          <table:table-cell table:number-columns-repeated="253"/>
        </table:table-row>
        <table:table-row table:style-name="ro2">
          <table:table-cell office:value-type="date" office:date-value="2007-10-16">
            <text:p>16/10/2007</text:p>
          </table:table-cell>
          <table:table-cell table:formula="oooc:=[.A231]" office:value-type="date" office:date-value="2007-10-16">
            <text:p>octobre 2007</text:p>
          </table:table-cell>
          <table:table-cell table:formula="oooc:=[.A231]" office:value-type="date" office:date-value="2007-10-16">
            <text:p>mardi </text:p>
          </table:table-cell>
          <table:table-cell table:number-columns-repeated="253"/>
        </table:table-row>
        <table:table-row table:style-name="ro2">
          <table:table-cell office:value-type="date" office:date-value="2007-10-17">
            <text:p>17/10/2007</text:p>
          </table:table-cell>
          <table:table-cell table:formula="oooc:=[.A232]" office:value-type="date" office:date-value="2007-10-17">
            <text:p>octobre 2007</text:p>
          </table:table-cell>
          <table:table-cell table:formula="oooc:=[.A232]" office:value-type="date" office:date-value="2007-10-17">
            <text:p>mercredi </text:p>
          </table:table-cell>
          <table:table-cell table:number-columns-repeated="253"/>
        </table:table-row>
        <table:table-row table:style-name="ro2">
          <table:table-cell office:value-type="date" office:date-value="2007-10-18">
            <text:p>18/10/2007</text:p>
          </table:table-cell>
          <table:table-cell table:formula="oooc:=[.A233]" office:value-type="date" office:date-value="2007-10-18">
            <text:p>octobre 2007</text:p>
          </table:table-cell>
          <table:table-cell table:formula="oooc:=[.A233]" office:value-type="date" office:date-value="2007-10-18">
            <text:p>jeudi </text:p>
          </table:table-cell>
          <table:table-cell table:number-columns-repeated="253"/>
        </table:table-row>
        <table:table-row table:style-name="ro2">
          <table:table-cell office:value-type="date" office:date-value="2007-10-19">
            <text:p>19/10/2007</text:p>
          </table:table-cell>
          <table:table-cell table:formula="oooc:=[.A234]" office:value-type="date" office:date-value="2007-10-19">
            <text:p>octobre 2007</text:p>
          </table:table-cell>
          <table:table-cell table:formula="oooc:=[.A234]" office:value-type="date" office:date-value="2007-10-19">
            <text:p>vendredi </text:p>
          </table:table-cell>
          <table:table-cell table:number-columns-repeated="253"/>
        </table:table-row>
        <table:table-row table:style-name="ro2">
          <table:table-cell office:value-type="date" office:date-value="2007-10-20">
            <text:p>20/10/2007</text:p>
          </table:table-cell>
          <table:table-cell table:formula="oooc:=[.A235]" office:value-type="date" office:date-value="2007-10-20">
            <text:p>octobre 2007</text:p>
          </table:table-cell>
          <table:table-cell table:formula="oooc:=[.A235]" office:value-type="date" office:date-value="2007-10-20">
            <text:p>samedi </text:p>
          </table:table-cell>
          <table:table-cell table:number-columns-repeated="253"/>
        </table:table-row>
        <table:table-row table:style-name="ro2" table:number-rows-repeated="6530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uille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date-style style:name="N109">
      <number:day-of-week number:style="long"/>
      <number:text> </number:text>
    </number:date-style>
    <number:date-style style:name="N110">
      <number:month number:style="long" number:textual="true"/>
      <number:text> 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print-page-order="ltr" style:scale-to="9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3">03/03/2007</text:date>, <text:time>13:3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Vincent</meta:initial-creator>
    <meta:creation-date>2007-03-01T14:29:51</meta:creation-date>
    <dc:creator>Vincent</dc:creator>
    <dc:date>2007-03-03T13:30:44</dc:date>
    <dc:language>fr-FR</dc:language>
    <meta:editing-cycles>18</meta:editing-cycles>
    <meta:editing-duration>PT1H3M9S</meta:editing-duration>
    <meta:user-defined meta:name="Info 1"/>
    <meta:user-defined meta:name="Info 2"/>
    <meta:user-defined meta:name="Info 3"/>
    <meta:user-defined meta:name="Info 4"/>
    <meta:document-statistic meta:table-count="3" meta:cell-count="733"/>
  </office:meta>
</office:document-meta>
</file>